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90a88a"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4" style:family="paragraph" style:parent-style-name="Standard">
      <style:paragraph-properties fo:line-height="150%"/>
      <style:text-properties style:font-name="Times New Roman" fo:font-size="12pt" fo:language="en" fo:country="US" officeooo:rsid="00aeed9f" officeooo:paragraph-rsid="00aeed9f" style:font-size-asian="12pt" style:font-name-complex="Times New Roman2" style:font-size-complex="12pt" style:script-type="latin"/>
    </style:style>
    <style:style style:name="P45" style:family="paragraph" style:parent-style-name="Standard">
      <style:paragraph-properties fo:line-height="150%"/>
      <style:text-properties style:font-name="Times New Roman" fo:font-size="12pt" fo:language="sk" fo:country="SK" officeooo:rsid="00c6b23b" officeooo:paragraph-rsid="00c6b23b" style:font-size-asian="12pt" style:font-name-complex="Times New Roman2" style:font-size-complex="12pt" style:script-type="latin"/>
    </style:style>
    <style:style style:name="P46"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7" style:family="paragraph" style:parent-style-name="text">
      <style:text-properties officeooo:rsid="0032a96f" officeooo:paragraph-rsid="0032a96f"/>
    </style:style>
    <style:style style:name="P48" style:family="paragraph" style:parent-style-name="text">
      <style:text-properties officeooo:rsid="00333cd2" officeooo:paragraph-rsid="00333cd2"/>
    </style:style>
    <style:style style:name="P49" style:family="paragraph" style:parent-style-name="text">
      <style:text-properties officeooo:paragraph-rsid="003438e2"/>
    </style:style>
    <style:style style:name="P50" style:family="paragraph" style:parent-style-name="text">
      <style:text-properties officeooo:rsid="003438e2" officeooo:paragraph-rsid="003438e2"/>
    </style:style>
    <style:style style:name="P51" style:family="paragraph" style:parent-style-name="Kapitola" style:list-style-name="WWNum3">
      <style:paragraph-properties fo:margin-top="0cm" fo:margin-bottom="0.212cm" style:contextual-spacing="false" fo:break-before="page"/>
      <style:text-properties officeooo:paragraph-rsid="0032a96f"/>
    </style:style>
    <style:style style:name="P52" style:family="paragraph" style:parent-style-name="text">
      <style:text-properties officeooo:paragraph-rsid="003e1f4b"/>
    </style:style>
    <style:style style:name="P53" style:family="paragraph" style:parent-style-name="Podkapitola" style:list-style-name="WWNum3">
      <style:text-properties officeooo:rsid="006b260a" officeooo:paragraph-rsid="00aeed9f"/>
    </style:style>
    <style:style style:name="P54" style:family="paragraph" style:parent-style-name="text">
      <style:text-properties officeooo:rsid="006cb0e5" officeooo:paragraph-rsid="00715532"/>
    </style:style>
    <style:style style:name="P55" style:family="paragraph" style:parent-style-name="text">
      <style:text-properties officeooo:paragraph-rsid="00881ea9"/>
    </style:style>
    <style:style style:name="P56" style:family="paragraph" style:parent-style-name="Kapitola" style:list-style-name="WWNum3">
      <style:text-properties officeooo:rsid="003fea2e" officeooo:paragraph-rsid="003fea2e"/>
    </style:style>
    <style:style style:name="P57" style:family="paragraph" style:parent-style-name="text">
      <style:text-properties officeooo:rsid="004195cc" officeooo:paragraph-rsid="004195cc"/>
    </style:style>
    <style:style style:name="P58" style:family="paragraph" style:parent-style-name="Podkapitola" style:list-style-name="WWNum3"/>
    <style:style style:name="P59" style:family="paragraph" style:parent-style-name="text">
      <style:text-properties officeooo:rsid="00481cd9" officeooo:paragraph-rsid="00481cd9"/>
    </style:style>
    <style:style style:name="P60" style:family="paragraph" style:parent-style-name="text">
      <style:text-properties officeooo:rsid="00481cd9" officeooo:paragraph-rsid="0049283d"/>
    </style:style>
    <style:style style:name="P61" style:family="paragraph" style:parent-style-name="text">
      <style:text-properties officeooo:rsid="0049283d" officeooo:paragraph-rsid="0049283d"/>
    </style:style>
    <style:style style:name="P62" style:family="paragraph" style:parent-style-name="text" style:list-style-name="L2">
      <style:text-properties officeooo:rsid="004a9e22" officeooo:paragraph-rsid="004a9e22"/>
    </style:style>
    <style:style style:name="P63" style:family="paragraph" style:parent-style-name="text" style:list-style-name="L2">
      <style:paragraph-properties fo:margin-left="0cm" fo:text-indent="0cm" style:auto-text-indent="true"/>
      <style:text-properties officeooo:rsid="004e4c70" officeooo:paragraph-rsid="004e4c70"/>
    </style:style>
    <style:style style:name="P64" style:family="paragraph" style:parent-style-name="text">
      <style:paragraph-properties fo:margin-left="0cm" fo:text-indent="0cm" style:auto-text-indent="true"/>
      <style:text-properties officeooo:rsid="004e4c70" officeooo:paragraph-rsid="004e4c70"/>
    </style:style>
    <style:style style:name="P65" style:family="paragraph" style:parent-style-name="Kapitola">
      <style:text-properties officeooo:rsid="004a9e22" officeooo:paragraph-rsid="004a9e22"/>
    </style:style>
    <style:style style:name="P66" style:family="paragraph" style:parent-style-name="text">
      <style:text-properties officeooo:rsid="004a9e22" officeooo:paragraph-rsid="004c4bee"/>
    </style:style>
    <style:style style:name="P67" style:family="paragraph" style:parent-style-name="text">
      <style:text-properties officeooo:rsid="004c4bee" officeooo:paragraph-rsid="004c4bee"/>
    </style:style>
    <style:style style:name="P68" style:family="paragraph" style:parent-style-name="text">
      <style:text-properties officeooo:rsid="004c706e" officeooo:paragraph-rsid="004c706e"/>
    </style:style>
    <style:style style:name="P69" style:family="paragraph" style:parent-style-name="Kapitola">
      <style:text-properties officeooo:rsid="004e4c70" officeooo:paragraph-rsid="004e4c70"/>
    </style:style>
    <style:style style:name="P70" style:family="paragraph" style:parent-style-name="text">
      <style:text-properties officeooo:paragraph-rsid="004e4c70"/>
    </style:style>
    <style:style style:name="P71" style:family="paragraph" style:parent-style-name="text">
      <style:text-properties officeooo:paragraph-rsid="0064fd63"/>
    </style:style>
    <style:style style:name="P72" style:family="paragraph" style:parent-style-name="text">
      <style:text-properties officeooo:rsid="005340c7" officeooo:paragraph-rsid="005340c7"/>
    </style:style>
    <style:style style:name="P73" style:family="paragraph" style:parent-style-name="Kapitola">
      <style:text-properties officeooo:rsid="00550aa0" officeooo:paragraph-rsid="00550aa0"/>
    </style:style>
    <style:style style:name="P74" style:family="paragraph" style:parent-style-name="text">
      <style:text-properties officeooo:rsid="00550aa0" officeooo:paragraph-rsid="00550aa0"/>
    </style:style>
    <style:style style:name="P75" style:family="paragraph" style:parent-style-name="text">
      <style:text-properties officeooo:paragraph-rsid="0056af8c"/>
    </style:style>
    <style:style style:name="P76" style:family="paragraph" style:parent-style-name="Kapitola">
      <style:text-properties officeooo:rsid="0055cc40" officeooo:paragraph-rsid="0055cc40"/>
    </style:style>
    <style:style style:name="P77" style:family="paragraph" style:parent-style-name="text">
      <style:text-properties officeooo:rsid="0055cc40" officeooo:paragraph-rsid="0056af8c"/>
    </style:style>
    <style:style style:name="P78" style:family="paragraph" style:parent-style-name="text">
      <style:text-properties officeooo:rsid="0056af8c" officeooo:paragraph-rsid="0056af8c"/>
    </style:style>
    <style:style style:name="P79" style:family="paragraph" style:parent-style-name="Kapitola">
      <style:text-properties officeooo:rsid="005801f7"/>
    </style:style>
    <style:style style:name="P80" style:family="paragraph" style:parent-style-name="text">
      <style:text-properties officeooo:paragraph-rsid="00589942"/>
    </style:style>
    <style:style style:name="P81" style:family="paragraph" style:parent-style-name="text" style:list-style-name="L3">
      <style:text-properties officeooo:paragraph-rsid="00589942"/>
    </style:style>
    <style:style style:name="P82" style:family="paragraph" style:parent-style-name="text">
      <style:text-properties officeooo:paragraph-rsid="00592279"/>
    </style:style>
    <style:style style:name="P83" style:family="paragraph" style:parent-style-name="text">
      <style:text-properties officeooo:paragraph-rsid="005af074"/>
    </style:style>
    <style:style style:name="P84" style:family="paragraph" style:parent-style-name="text" style:list-style-name="L4">
      <style:text-properties officeooo:paragraph-rsid="005af074"/>
    </style:style>
    <style:style style:name="P85" style:family="paragraph" style:parent-style-name="text" style:list-style-name="L4">
      <style:text-properties officeooo:paragraph-rsid="005d6149"/>
    </style:style>
    <style:style style:name="P86" style:family="paragraph" style:parent-style-name="text">
      <style:paragraph-properties fo:margin-left="0cm" fo:text-indent="0cm" style:auto-text-indent="true"/>
      <style:text-properties officeooo:paragraph-rsid="005d6149"/>
    </style:style>
    <style:style style:name="P87" style:family="paragraph" style:parent-style-name="Kapitola">
      <style:text-properties officeooo:paragraph-rsid="005d6149"/>
    </style:style>
    <style:style style:name="P88" style:family="paragraph" style:parent-style-name="text">
      <style:text-properties officeooo:paragraph-rsid="005d6149"/>
    </style:style>
    <style:style style:name="P89" style:family="paragraph" style:parent-style-name="text">
      <style:text-properties officeooo:paragraph-rsid="005e835c"/>
    </style:style>
    <style:style style:name="P90" style:family="paragraph" style:parent-style-name="text">
      <style:text-properties officeooo:paragraph-rsid="006169e0"/>
    </style:style>
    <style:style style:name="P91" style:family="paragraph" style:parent-style-name="Kapitola">
      <style:text-properties officeooo:paragraph-rsid="0063d5df"/>
    </style:style>
    <style:style style:name="P92" style:family="paragraph" style:parent-style-name="text">
      <style:text-properties officeooo:paragraph-rsid="0073d8e6"/>
    </style:style>
    <style:style style:name="P93" style:family="paragraph" style:parent-style-name="text">
      <style:text-properties officeooo:paragraph-rsid="0077513c"/>
    </style:style>
    <style:style style:name="P94" style:family="paragraph" style:parent-style-name="text">
      <style:text-properties officeooo:paragraph-rsid="007a0365"/>
    </style:style>
    <style:style style:name="P95" style:family="paragraph" style:parent-style-name="Kapitola">
      <style:text-properties officeooo:paragraph-rsid="007af6e8"/>
    </style:style>
    <style:style style:name="P96" style:family="paragraph" style:parent-style-name="text">
      <style:text-properties officeooo:paragraph-rsid="007ca12d"/>
    </style:style>
    <style:style style:name="P97" style:family="paragraph" style:parent-style-name="text" style:list-style-name="L5">
      <style:text-properties officeooo:paragraph-rsid="007ca12d"/>
    </style:style>
    <style:style style:name="P98" style:family="paragraph" style:parent-style-name="text">
      <style:paragraph-properties fo:orphans="2" fo:widows="2" style:writing-mode="lr-tb"/>
      <style:text-properties officeooo:paragraph-rsid="007ca12d"/>
    </style:style>
    <style:style style:name="P99" style:family="paragraph" style:parent-style-name="text">
      <style:paragraph-properties fo:orphans="2" fo:widows="2" style:writing-mode="lr-tb"/>
      <style:text-properties officeooo:paragraph-rsid="00999247"/>
    </style:style>
    <style:style style:name="P100" style:family="paragraph" style:parent-style-name="Kapitola" style:list-style-name="WWNum3">
      <style:paragraph-properties fo:margin-top="0cm" fo:margin-bottom="0.212cm" style:contextual-spacing="false" fo:break-before="page"/>
      <style:text-properties officeooo:paragraph-rsid="0073d8e6"/>
    </style:style>
    <style:style style:name="P101" style:family="paragraph" style:parent-style-name="text">
      <style:text-properties officeooo:rsid="00861e37" officeooo:paragraph-rsid="008e13a3"/>
    </style:style>
    <style:style style:name="P102" style:family="paragraph" style:parent-style-name="text">
      <style:text-properties officeooo:rsid="008a465a" officeooo:paragraph-rsid="008a465a"/>
    </style:style>
    <style:style style:name="P103" style:family="paragraph" style:parent-style-name="text">
      <style:text-properties officeooo:rsid="008c8cb0" officeooo:paragraph-rsid="008c8cb0"/>
    </style:style>
    <style:style style:name="P104" style:family="paragraph" style:parent-style-name="text">
      <style:text-properties officeooo:rsid="00861e37" officeooo:paragraph-rsid="00861e37"/>
    </style:style>
    <style:style style:name="P105"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6"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7" style:family="paragraph" style:parent-style-name="Kapitola" style:list-style-name="WWNum3">
      <style:paragraph-properties fo:margin-top="0cm" fo:margin-bottom="0.212cm" style:contextual-spacing="false" fo:break-before="page"/>
      <style:text-properties officeooo:paragraph-rsid="009f575c"/>
    </style:style>
    <style:style style:name="P108" style:family="paragraph" style:parent-style-name="text">
      <style:text-properties officeooo:rsid="009f575c" officeooo:paragraph-rsid="00a2cadf"/>
    </style:style>
    <style:style style:name="P109" style:family="paragraph" style:parent-style-name="text">
      <style:text-properties officeooo:rsid="00a039bf" officeooo:paragraph-rsid="00a039bf"/>
    </style:style>
    <style:style style:name="P110" style:family="paragraph" style:parent-style-name="text">
      <style:text-properties officeooo:paragraph-rsid="00a2cadf"/>
    </style:style>
    <style:style style:name="P111" style:family="paragraph" style:parent-style-name="text">
      <style:paragraph-properties fo:margin-left="0cm" fo:text-indent="0cm" style:auto-text-indent="true"/>
      <style:text-properties officeooo:rsid="00a2cadf" officeooo:paragraph-rsid="00a2cadf"/>
    </style:style>
    <style:style style:name="P112" style:family="paragraph" style:parent-style-name="text">
      <style:text-properties officeooo:paragraph-rsid="00a5a4a4"/>
    </style:style>
    <style:style style:name="P113" style:family="paragraph" style:parent-style-name="text">
      <style:text-properties officeooo:rsid="00a82fec" officeooo:paragraph-rsid="00a82fec"/>
    </style:style>
    <style:style style:name="P114" style:family="paragraph" style:parent-style-name="text">
      <style:text-properties officeooo:rsid="00ab300c" officeooo:paragraph-rsid="00ab300c"/>
    </style:style>
    <style:style style:name="P115" style:family="paragraph" style:parent-style-name="text">
      <style:text-properties officeooo:rsid="00ac291b" officeooo:paragraph-rsid="00ac291b"/>
    </style:style>
    <style:style style:name="P116" style:family="paragraph" style:parent-style-name="Podkapitola" style:list-style-name="WWNum3">
      <style:text-properties officeooo:rsid="00aeed9f" officeooo:paragraph-rsid="00aeed9f"/>
    </style:style>
    <style:style style:name="P117" style:family="paragraph" style:parent-style-name="text">
      <style:text-properties officeooo:rsid="00b0ae40" officeooo:paragraph-rsid="00b0ae40"/>
    </style:style>
    <style:style style:name="P118" style:family="paragraph" style:parent-style-name="text" style:list-style-name="L6">
      <style:text-properties officeooo:rsid="00b0ae40" officeooo:paragraph-rsid="00b0ae40"/>
    </style:style>
    <style:style style:name="P119" style:family="paragraph" style:parent-style-name="Podkapitola" style:list-style-name="WWNum3">
      <style:text-properties officeooo:rsid="00b33b1f" officeooo:paragraph-rsid="00b33b1f"/>
    </style:style>
    <style:style style:name="P120" style:family="paragraph" style:parent-style-name="text">
      <style:text-properties officeooo:rsid="00b33b1f" officeooo:paragraph-rsid="00b33b1f"/>
    </style:style>
    <style:style style:name="P121" style:family="paragraph" style:parent-style-name="text" style:list-style-name="L7">
      <style:text-properties officeooo:rsid="00b33b1f" officeooo:paragraph-rsid="00b33b1f"/>
    </style:style>
    <style:style style:name="P122" style:family="paragraph" style:parent-style-name="text" style:list-style-name="L7">
      <style:text-properties officeooo:rsid="00b370f3" officeooo:paragraph-rsid="00b370f3"/>
    </style:style>
    <style:style style:name="P123" style:family="paragraph" style:parent-style-name="Podkapitola" style:list-style-name="WWNum3">
      <style:text-properties officeooo:rsid="00b3db5b" officeooo:paragraph-rsid="00b3db5b"/>
    </style:style>
    <style:style style:name="P124" style:family="paragraph" style:parent-style-name="text">
      <style:text-properties officeooo:rsid="00b3db5b" officeooo:paragraph-rsid="00b49403"/>
    </style:style>
    <style:style style:name="P125" style:family="paragraph" style:parent-style-name="text">
      <style:text-properties officeooo:rsid="00b3db5b" officeooo:paragraph-rsid="00b8930c"/>
    </style:style>
    <style:style style:name="P126" style:family="paragraph" style:parent-style-name="text">
      <style:text-properties officeooo:rsid="00b6eca6" officeooo:paragraph-rsid="00b6eca6"/>
    </style:style>
    <style:style style:name="P127" style:family="paragraph" style:parent-style-name="Podkapitola" style:list-style-name="WWNum3">
      <style:text-properties officeooo:rsid="00bb4bc0" officeooo:paragraph-rsid="00bb4bc0"/>
    </style:style>
    <style:style style:name="P128" style:family="paragraph" style:parent-style-name="text">
      <style:text-properties officeooo:rsid="00bb4bc0" officeooo:paragraph-rsid="00bd5748"/>
    </style:style>
    <style:style style:name="P129" style:family="paragraph" style:parent-style-name="text">
      <style:text-properties officeooo:rsid="00bb4bc0" officeooo:paragraph-rsid="00bdd58a"/>
    </style:style>
    <style:style style:name="P130" style:family="paragraph" style:parent-style-name="text">
      <style:text-properties officeooo:rsid="00bdd58a" officeooo:paragraph-rsid="00bdd58a"/>
    </style:style>
    <style:style style:name="P131" style:family="paragraph" style:parent-style-name="Podkapitola" style:list-style-name="WWNum3">
      <style:text-properties officeooo:rsid="00bb4bc0" officeooo:paragraph-rsid="00bdd58a"/>
    </style:style>
    <style:style style:name="P132" style:family="paragraph" style:parent-style-name="text" style:list-style-name="L8">
      <style:text-properties officeooo:rsid="00beacfd" officeooo:paragraph-rsid="00beacfd"/>
    </style:style>
    <style:style style:name="P133" style:family="paragraph" style:parent-style-name="text">
      <style:text-properties officeooo:rsid="00beacfd" officeooo:paragraph-rsid="00beacfd"/>
    </style:style>
    <style:style style:name="P134" style:family="paragraph" style:parent-style-name="Podkapitola" style:list-style-name="WWNum3">
      <style:text-properties officeooo:rsid="00bb4bc0" officeooo:paragraph-rsid="00bf5a00"/>
    </style:style>
    <style:style style:name="P135" style:family="paragraph" style:parent-style-name="text">
      <style:text-properties officeooo:rsid="00bf5a00" officeooo:paragraph-rsid="00bf5a00"/>
    </style:style>
    <style:style style:name="P136" style:family="paragraph" style:parent-style-name="Podkapitola" style:list-style-name="WWNum3">
      <style:text-properties officeooo:rsid="00bb4bc0" officeooo:paragraph-rsid="00bf7c05"/>
    </style:style>
    <style:style style:name="P137" style:family="paragraph" style:parent-style-name="text">
      <style:text-properties officeooo:rsid="00bf7c05" officeooo:paragraph-rsid="00bf7c05"/>
    </style:style>
    <style:style style:name="P138" style:family="paragraph" style:parent-style-name="Podkapitola" style:list-style-name="WWNum3">
      <style:text-properties officeooo:rsid="00c6b23b" officeooo:paragraph-rsid="00c6b23b"/>
    </style:style>
    <style:style style:name="P139" style:family="paragraph" style:parent-style-name="text">
      <style:text-properties officeooo:rsid="00c6b23b" officeooo:paragraph-rsid="00c6b23b"/>
    </style:style>
    <style:style style:name="P140" style:family="paragraph" style:parent-style-name="text">
      <style:paragraph-properties fo:margin-left="0cm" fo:text-indent="0cm" style:auto-text-indent="true"/>
      <style:text-properties officeooo:rsid="00c6b23b" officeooo:paragraph-rsid="00c6b23b"/>
    </style:style>
    <style:style style:name="P141" style:family="paragraph" style:parent-style-name="text">
      <style:text-properties officeooo:rsid="00cbdc49" officeooo:paragraph-rsid="00cbdc49"/>
    </style:style>
    <style:style style:name="P142" style:family="paragraph" style:parent-style-name="Podkapitola" style:list-style-name="WWNum3">
      <style:text-properties officeooo:rsid="00cbdc49" officeooo:paragraph-rsid="00cbdc49"/>
    </style:style>
    <style:style style:name="P143" style:family="paragraph" style:parent-style-name="text">
      <style:text-properties officeooo:rsid="00cc698c" officeooo:paragraph-rsid="00cc698c"/>
    </style:style>
    <style:style style:name="P144" style:family="paragraph" style:parent-style-name="text">
      <style:text-properties officeooo:rsid="00cbdc49" officeooo:paragraph-rsid="00cfc948"/>
    </style:style>
    <style:style style:name="P145" style:family="paragraph" style:parent-style-name="text">
      <style:text-properties officeooo:rsid="00ce269d" officeooo:paragraph-rsid="00cfc948"/>
    </style:style>
    <style:style style:name="P146" style:family="paragraph" style:parent-style-name="text">
      <style:text-properties officeooo:rsid="00ced58c" officeooo:paragraph-rsid="00ced58c"/>
    </style:style>
    <style:style style:name="P147" style:family="paragraph" style:parent-style-name="text">
      <style:text-properties officeooo:rsid="00ce269d" officeooo:paragraph-rsid="00ce269d"/>
    </style:style>
    <style:style style:name="P148" style:family="paragraph" style:parent-style-name="text">
      <style:text-properties officeooo:rsid="00cbdc49" officeooo:paragraph-rsid="00cc698c"/>
    </style:style>
    <style:style style:name="P149" style:family="paragraph" style:parent-style-name="text">
      <style:paragraph-properties fo:text-indent="0cm" style:auto-text-indent="false"/>
      <style:text-properties style:font-name="Times New Roman" fo:font-size="12pt" style:font-size-asian="12pt"/>
    </style:style>
    <style:style style:name="P150" style:family="paragraph" style:parent-style-name="Kapitola" style:list-style-name="WWNum3">
      <style:paragraph-properties fo:margin-top="0cm" fo:margin-bottom="0.212cm" style:contextual-spacing="false" fo:break-before="page"/>
    </style:style>
    <style:style style:name="P151" style:family="paragraph" style:parent-style-name="text">
      <style:text-properties style:font-name="Times New Roman" fo:font-size="12pt" officeooo:rsid="00d23a6f" officeooo:paragraph-rsid="00d23a6f" style:font-size-asian="12pt"/>
    </style:style>
    <style:style style:name="P152" style:family="paragraph" style:parent-style-name="text">
      <style:text-properties officeooo:paragraph-rsid="00d5b952"/>
    </style:style>
    <style:style style:name="P153" style:family="paragraph" style:parent-style-name="text">
      <style:text-properties officeooo:paragraph-rsid="00d4e284"/>
    </style:style>
    <style:style style:name="P154" style:family="paragraph" style:parent-style-name="text">
      <style:text-properties officeooo:rsid="00da5b68" officeooo:paragraph-rsid="00da5b68"/>
    </style:style>
    <style:style style:name="P155" style:family="paragraph" style:parent-style-name="text">
      <style:text-properties style:font-name="Times New Roman" fo:font-size="12pt" officeooo:rsid="00da5b68" officeooo:paragraph-rsid="00dc0009" style:font-size-asian="12pt"/>
    </style:style>
    <style:style style:name="P156" style:family="paragraph" style:parent-style-name="text">
      <style:text-properties style:font-name="Times New Roman" fo:font-size="12pt" officeooo:rsid="00dc0009" officeooo:paragraph-rsid="00dc0009" style:font-size-asian="12pt"/>
    </style:style>
    <style:style style:name="P157" style:family="paragraph" style:parent-style-name="text">
      <style:text-properties style:font-name="Times New Roman" fo:font-size="12pt" officeooo:rsid="00dc030d" officeooo:paragraph-rsid="00dc030d" style:font-size-asian="12pt"/>
    </style:style>
    <style:style style:name="P158" style:family="paragraph" style:parent-style-name="Kapitola" style:list-style-name="WWNum3">
      <style:paragraph-properties fo:margin-top="0cm" fo:margin-bottom="0.212cm" style:contextual-spacing="false" fo:break-before="page"/>
      <style:text-properties officeooo:paragraph-rsid="00522b5e"/>
    </style:style>
    <style:style style:name="P159"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6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61"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6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6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64"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65"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P166" style:family="paragraph" style:parent-style-name="text">
      <style:paragraph-properties fo:margin-left="0.7cm" fo:margin-right="0cm" fo:margin-top="0cm" fo:margin-bottom="0.282cm" style:contextual-spacing="false" fo:text-align="start" style:justify-single-word="false" fo:orphans="2" fo:widows="2" fo:text-indent="-0.7cm" style:auto-text-indent="false" style:writing-mode="lr-tb">
        <style:tab-stops>
          <style:tab-stop style:position="0.199cm"/>
        </style:tab-stops>
      </style:paragraph-properties>
      <style:text-properties officeooo:paragraph-rsid="0077513c"/>
    </style:style>
    <style:style style:name="P167"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officeooo:paragraph-rsid="00ce269d"/>
    </style:style>
    <style:style style:name="P168"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officeooo:paragraph-rsid="00ce269d"/>
    </style:style>
    <style:style style:name="P169"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style:font-name="Times New Roman" fo:font-size="12pt" fo:font-style="normal" officeooo:paragraph-rsid="00ce269d"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fo:language="sk" fo:country="SK" officeooo:rsid="00b0ae40"/>
    </style:style>
    <style:style style:name="T12" style:family="text">
      <style:text-properties officeooo:rsid="007af6e8"/>
    </style:style>
    <style:style style:name="T13" style:family="text">
      <style:text-properties officeooo:rsid="00360ac5"/>
    </style:style>
    <style:style style:name="T14" style:family="text">
      <style:text-properties officeooo:rsid="0091adb5"/>
    </style:style>
    <style:style style:name="T15" style:family="text">
      <style:text-properties officeooo:rsid="0032a96f"/>
    </style:style>
    <style:style style:name="T16" style:family="text">
      <style:text-properties officeooo:rsid="004195cc"/>
    </style:style>
    <style:style style:name="T17" style:family="text">
      <style:text-properties officeooo:rsid="00333cd2"/>
    </style:style>
    <style:style style:name="T18" style:family="text">
      <style:text-properties officeooo:rsid="003438e2"/>
    </style:style>
    <style:style style:name="T19" style:family="text">
      <style:text-properties officeooo:rsid="00881ea9"/>
    </style:style>
    <style:style style:name="T20" style:family="text">
      <style:text-properties officeooo:rsid="003e1f4b"/>
    </style:style>
    <style:style style:name="T21" style:family="text">
      <style:text-properties officeooo:rsid="006aff82"/>
    </style:style>
    <style:style style:name="T22" style:family="text">
      <style:text-properties officeooo:rsid="0090a88a"/>
    </style:style>
    <style:style style:name="T23" style:family="text">
      <style:text-properties officeooo:rsid="003fea2e"/>
    </style:style>
    <style:style style:name="T24" style:family="text">
      <style:text-properties officeooo:rsid="009395f6"/>
    </style:style>
    <style:style style:name="T25" style:family="text">
      <style:text-properties officeooo:rsid="006cb0e5"/>
    </style:style>
    <style:style style:name="T26" style:family="text">
      <style:text-properties officeooo:rsid="006e7170"/>
    </style:style>
    <style:style style:name="T27" style:family="text">
      <style:text-properties officeooo:rsid="00951f4c"/>
    </style:style>
    <style:style style:name="T28" style:family="text">
      <style:text-properties officeooo:rsid="00433178"/>
    </style:style>
    <style:style style:name="T29" style:family="text">
      <style:text-properties officeooo:rsid="0049283d"/>
    </style:style>
    <style:style style:name="T30" style:family="text">
      <style:text-properties officeooo:rsid="004a9e22"/>
    </style:style>
    <style:style style:name="T31" style:family="text">
      <style:text-properties officeooo:rsid="004c706e"/>
    </style:style>
    <style:style style:name="T32" style:family="text">
      <style:text-properties officeooo:rsid="004c4bee"/>
    </style:style>
    <style:style style:name="T33" style:family="text">
      <style:text-properties officeooo:rsid="005340c7"/>
    </style:style>
    <style:style style:name="T34" style:family="text">
      <style:text-properties officeooo:rsid="004e4c70"/>
    </style:style>
    <style:style style:name="T35" style:family="text">
      <style:text-properties officeooo:rsid="004f4a71"/>
    </style:style>
    <style:style style:name="T36" style:family="text">
      <style:text-properties officeooo:rsid="00962584"/>
    </style:style>
    <style:style style:name="T37" style:family="text">
      <style:text-properties officeooo:rsid="00547a8b"/>
    </style:style>
    <style:style style:name="T38" style:family="text">
      <style:text-properties officeooo:rsid="00550aa0"/>
    </style:style>
    <style:style style:name="T39" style:family="text">
      <style:text-properties officeooo:rsid="0056af8c"/>
    </style:style>
    <style:style style:name="T40" style:family="text">
      <style:text-properties officeooo:rsid="005801f7"/>
    </style:style>
    <style:style style:name="T41" style:family="text">
      <style:text-properties officeooo:rsid="00589942"/>
    </style:style>
    <style:style style:name="T42" style:family="text">
      <style:text-properties officeooo:rsid="00592279"/>
    </style:style>
    <style:style style:name="T43" style:family="text">
      <style:text-properties officeooo:rsid="00843d8f"/>
    </style:style>
    <style:style style:name="T44" style:family="text">
      <style:text-properties fo:font-weight="normal" officeooo:rsid="00592279" style:font-weight-asian="normal" style:font-weight-complex="normal"/>
    </style:style>
    <style:style style:name="T45" style:family="text">
      <style:text-properties fo:font-weight="normal" officeooo:rsid="005af074" style:font-weight-asian="normal" style:font-weight-complex="normal"/>
    </style:style>
    <style:style style:name="T46" style:family="text">
      <style:text-properties fo:font-weight="normal" officeooo:rsid="005d6149" style:font-weight-asian="normal" style:font-weight-complex="normal"/>
    </style:style>
    <style:style style:name="T47" style:family="text">
      <style:text-properties officeooo:rsid="005d6149"/>
    </style:style>
    <style:style style:name="T48" style:family="text">
      <style:text-properties fo:font-weight="normal" style:font-weight-asian="normal" style:font-weight-complex="normal"/>
    </style:style>
    <style:style style:name="T49" style:family="text">
      <style:text-properties fo:font-weight="normal" officeooo:rsid="005e835c" style:font-weight-asian="normal" style:font-weight-complex="normal"/>
    </style:style>
    <style:style style:name="T50" style:family="text">
      <style:text-properties fo:font-weight="normal" officeooo:rsid="0063d5df" style:font-weight-asian="normal" style:font-weight-complex="normal"/>
    </style:style>
    <style:style style:name="T51" style:family="text">
      <style:text-properties officeooo:rsid="005e835c"/>
    </style:style>
    <style:style style:name="T52" style:family="text">
      <style:text-properties fo:font-weight="normal" officeooo:rsid="00962584" style:font-weight-asian="normal" style:font-weight-complex="normal"/>
    </style:style>
    <style:style style:name="T53" style:family="text">
      <style:text-properties fo:font-weight="normal" officeooo:rsid="006034e9" style:font-weight-asian="normal" style:font-weight-complex="normal"/>
    </style:style>
    <style:style style:name="T54" style:family="text">
      <style:text-properties fo:font-weight="normal" officeooo:rsid="0061603a" style:font-weight-asian="normal" style:font-weight-complex="normal"/>
    </style:style>
    <style:style style:name="T55" style:family="text">
      <style:text-properties officeooo:rsid="006169e0"/>
    </style:style>
    <style:style style:name="T56" style:family="text">
      <style:text-properties fo:font-weight="normal" officeooo:rsid="006169e0" style:font-weight-asian="normal" style:font-weight-complex="normal"/>
    </style:style>
    <style:style style:name="T57" style:family="text">
      <style:text-properties fo:font-weight="normal" officeooo:rsid="00618ce8" style:font-weight-asian="normal" style:font-weight-complex="normal"/>
    </style:style>
    <style:style style:name="T58" style:family="text">
      <style:text-properties style:font-name="Times New Roman" fo:font-weight="normal" officeooo:rsid="0063d5df" style:font-weight-asian="normal" style:font-weight-complex="normal"/>
    </style:style>
    <style:style style:name="T59" style:family="text">
      <style:text-properties style:font-name="Times New Roman" officeooo:rsid="0063d5df"/>
    </style:style>
    <style:style style:name="T60" style:family="text">
      <style:text-properties style:font-name="Times New Roman"/>
    </style:style>
    <style:style style:name="T61" style:family="text">
      <style:text-properties style:font-name="Times New Roman" officeooo:rsid="00642ed5"/>
    </style:style>
    <style:style style:name="T62" style:family="text">
      <style:text-properties style:font-name="Times New Roman" officeooo:rsid="0077513c"/>
    </style:style>
    <style:style style:name="T63" style:family="text">
      <style:text-properties style:font-name="Times New Roman" officeooo:rsid="00792121"/>
    </style:style>
    <style:style style:name="T64" style:family="text">
      <style:text-properties style:font-name="Times New Roman" officeooo:rsid="0079bb3e"/>
    </style:style>
    <style:style style:name="T65" style:family="text">
      <style:text-properties style:font-name="Times New Roman" officeooo:rsid="007a0365"/>
    </style:style>
    <style:style style:name="T66" style:family="text">
      <style:text-properties style:font-name="Times New Roman" officeooo:rsid="0097180e"/>
    </style:style>
    <style:style style:name="T67" style:family="text">
      <style:text-properties style:font-name="Times New Roman" officeooo:rsid="007af6e8"/>
    </style:style>
    <style:style style:name="T68" style:family="text">
      <style:text-properties style:font-name="Times New Roman" officeooo:rsid="007ca12d"/>
    </style:style>
    <style:style style:name="T69" style:family="text">
      <style:text-properties style:font-name="Times New Roman" officeooo:rsid="00999247"/>
    </style:style>
    <style:style style:name="T70" style:family="text">
      <style:text-properties style:font-name="Times New Roman" officeooo:rsid="00991065"/>
    </style:style>
    <style:style style:name="T71" style:family="text">
      <style:text-properties style:font-name="Times New Roman" officeooo:rsid="009aee52"/>
    </style:style>
    <style:style style:name="T72" style:family="text">
      <style:text-properties officeooo:rsid="00872667"/>
    </style:style>
    <style:style style:name="T73" style:family="text">
      <style:text-properties officeooo:rsid="0088fef1"/>
    </style:style>
    <style:style style:name="T74" style:family="text">
      <style:text-properties officeooo:rsid="008e13a3"/>
    </style:style>
    <style:style style:name="T75" style:family="text">
      <style:text-properties officeooo:rsid="009f575c"/>
    </style:style>
    <style:style style:name="T76" style:family="text">
      <style:text-properties officeooo:rsid="008be973"/>
    </style:style>
    <style:style style:name="T77" style:family="text">
      <style:text-properties officeooo:rsid="00a039bf"/>
    </style:style>
    <style:style style:name="T78" style:family="text">
      <style:text-properties officeooo:rsid="00a11d7a"/>
    </style:style>
    <style:style style:name="T79" style:family="text">
      <style:text-properties officeooo:rsid="00a2c9a3"/>
    </style:style>
    <style:style style:name="T80" style:family="text">
      <style:text-properties officeooo:rsid="00a37b03"/>
    </style:style>
    <style:style style:name="T81" style:family="text">
      <style:text-properties officeooo:rsid="00b6eca6"/>
    </style:style>
    <style:style style:name="T82" style:family="text">
      <style:text-properties officeooo:rsid="00a380a4"/>
    </style:style>
    <style:style style:name="T83" style:family="text">
      <style:text-properties officeooo:rsid="00a489d6"/>
    </style:style>
    <style:style style:name="T84" style:family="text">
      <style:text-properties officeooo:rsid="00a6b6c8"/>
    </style:style>
    <style:style style:name="T85" style:family="text">
      <style:text-properties officeooo:rsid="00a5a4a4"/>
    </style:style>
    <style:style style:name="T86" style:family="text">
      <style:text-properties officeooo:rsid="00a82fec"/>
    </style:style>
    <style:style style:name="T87" style:family="text">
      <style:text-properties officeooo:rsid="00a9ea02"/>
    </style:style>
    <style:style style:name="T88" style:family="text">
      <style:text-properties officeooo:rsid="00ac291b"/>
    </style:style>
    <style:style style:name="T89" style:family="text">
      <style:text-properties officeooo:rsid="00adc435"/>
    </style:style>
    <style:style style:name="T90" style:family="text">
      <style:text-properties officeooo:rsid="00b0ae40"/>
    </style:style>
    <style:style style:name="T91" style:family="text">
      <style:text-properties officeooo:rsid="00b1529f"/>
    </style:style>
    <style:style style:name="T92" style:family="text">
      <style:text-properties officeooo:rsid="00b33b1f"/>
    </style:style>
    <style:style style:name="T93" style:family="text">
      <style:text-properties officeooo:rsid="00b370f3"/>
    </style:style>
    <style:style style:name="T94" style:family="text">
      <style:text-properties officeooo:rsid="00b3db5b"/>
    </style:style>
    <style:style style:name="T95" style:family="text">
      <style:text-properties officeooo:rsid="00b49403"/>
    </style:style>
    <style:style style:name="T96" style:family="text">
      <style:text-properties officeooo:rsid="00b4d6e6"/>
    </style:style>
    <style:style style:name="T97" style:family="text">
      <style:text-properties officeooo:rsid="00cf2b12"/>
    </style:style>
    <style:style style:name="T98" style:family="text">
      <style:text-properties officeooo:rsid="00bd3d51"/>
    </style:style>
    <style:style style:name="T99" style:family="text">
      <style:text-properties officeooo:rsid="00bdd58a"/>
    </style:style>
    <style:style style:name="T100" style:family="text">
      <style:text-properties officeooo:rsid="00bd5748"/>
    </style:style>
    <style:style style:name="T101" style:family="text">
      <style:text-properties officeooo:rsid="00beacfd"/>
    </style:style>
    <style:style style:name="T102" style:family="text">
      <style:text-properties officeooo:rsid="00bf5a00"/>
    </style:style>
    <style:style style:name="T103" style:family="text">
      <style:text-properties officeooo:rsid="00bf7c05"/>
    </style:style>
    <style:style style:name="T104" style:family="text">
      <style:text-properties officeooo:rsid="00ce269d"/>
    </style:style>
    <style:style style:name="T105" style:family="text">
      <style:text-properties officeooo:rsid="00cc698c"/>
    </style:style>
    <style:style style:name="T106" style:family="text">
      <style:text-properties officeooo:rsid="00cfc948"/>
    </style:style>
    <style:style style:name="T107" style:family="text">
      <style:text-properties officeooo:rsid="00ced58c"/>
    </style:style>
    <style:style style:name="T108" style:family="text">
      <style:text-properties officeooo:rsid="00d4e284"/>
    </style:style>
    <style:style style:name="T109" style:family="text">
      <style:text-properties officeooo:rsid="00da5b68"/>
    </style:style>
    <style:style style:name="T110" style:family="text">
      <style:text-properties style:font-name="Times New Roman" fo:font-size="12pt" officeooo:rsid="00d23a6f" style:font-size-asian="12pt"/>
    </style:style>
    <style:style style:name="T111" style:family="text">
      <style:text-properties style:font-name="Times New Roman" fo:font-size="12pt" officeooo:rsid="00d427e0" style:font-size-asian="12pt"/>
    </style:style>
    <style:style style:name="T112" style:family="text">
      <style:text-properties style:font-name="Times New Roman" fo:font-size="12pt" officeooo:rsid="00d49865" style:font-size-asian="12pt"/>
    </style:style>
    <style:style style:name="T113" style:family="text">
      <style:text-properties style:font-name="Times New Roman" fo:font-size="12pt" officeooo:rsid="00d4e284" style:font-size-asian="12pt"/>
    </style:style>
    <style:style style:name="T114" style:family="text">
      <style:text-properties style:font-name="Times New Roman" fo:font-size="12pt" officeooo:rsid="00d5b952" style:font-size-asian="12pt"/>
    </style:style>
    <style:style style:name="T115" style:family="text">
      <style:text-properties style:font-name="Times New Roman" fo:font-size="12pt" officeooo:rsid="00d75f80" style:font-size-asian="12pt"/>
    </style:style>
    <style:style style:name="T116" style:family="text">
      <style:text-properties style:font-name="Times New Roman" fo:font-size="12pt" style:font-size-asian="12pt"/>
    </style:style>
    <style:style style:name="T117" style:family="text">
      <style:text-properties officeooo:rsid="00dc0009"/>
    </style:style>
    <style:style style:name="T118" style:family="text">
      <style:text-properties style:font-name="Times New Roman" fo:font-size="12pt" fo:font-style="normal" style:font-size-asian="12pt" style:font-style-asian="normal" style:font-size-complex="12pt" style:font-style-complex="normal"/>
    </style:style>
    <style:style style:name="T119" style:family="text">
      <style:text-properties style:font-name="Times New Roman" fo:font-size="12pt" fo:font-style="normal" officeooo:rsid="00433178" style:font-size-asian="12pt" style:font-style-asian="normal" style:font-size-complex="12pt" style:font-style-complex="normal"/>
    </style:style>
    <style:style style:name="T120" style:family="text">
      <style:text-properties style:font-name="Times New Roman" fo:font-style="normal" style:font-style-asian="normal" style:font-size-complex="12pt" style:font-style-complex="normal"/>
    </style:style>
    <style:style style:name="T121" style:family="text">
      <style:text-properties style:font-name="Times New Roman" fo:font-style="normal" officeooo:rsid="00b4d6e6" style:font-style-asian="normal" style:font-size-complex="12pt" style:font-style-complex="normal"/>
    </style:style>
    <style:style style:name="T122" style:family="text">
      <style:text-properties style:font-name="Times New Roman" fo:font-style="normal" officeooo:rsid="00cc698c"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Príkazoví riadok a CLI nástroje" text:style-name="Index_20_Link" text:visited-style-name="Index_20_Link">1.1 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5"><text:a xlink:type="simple" xlink:href="#__RefHeading___Toc3173_1107819706" office:name="súborový systém a jeho komponenty" text:style-name="Index_20_Link" text:visited-style-name="Index_20_Link">1.3 súborový systém a jeho komponenty<text:tab/>7</text:a></text:p>
          <text:p text:style-name="P36"><text:a xlink:type="simple" xlink:href="#__RefHeading___Toc1442_2629994413" office:name=" Hierarchia adresárov a cesty" text:style-name="Index_20_Link" text:visited-style-name="Index_20_Link">1.3.1 <text:s/>Hierarchia adresárov a cesty<text:tab/>8</text:a></text:p>
          <text:p text:style-name="P36"><text:a xlink:type="simple" xlink:href="#__RefHeading___Toc1444_2629994413" office:name=" Základne rozdiely medzi windows a linux" text:style-name="Index_20_Link" text:visited-style-name="Index_20_Link">1.3.2 <text:s/>Základne rozdiely medzi windows a linux<text:tab/>9</text:a></text:p>
          <text:p text:style-name="P35"><text:a xlink:type="simple" xlink:href="#__RefHeading___Toc1446_2629994413" office:name=" Teória prehľadávania adresárov" text:style-name="Index_20_Link" text:visited-style-name="Index_20_Link">1.4 <text:s/>Teória prehľadávania adresárov<text:tab/>9</text:a></text:p>
          <text:p text:style-name="P36"><text:a xlink:type="simple" xlink:href="#__RefHeading___Toc1448_2629994413" office:name="BFS stratégia" text:style-name="Index_20_Link" text:visited-style-name="Index_20_Link">1.4.1 BFS stratégia<text:tab/>9</text:a></text:p>
          <text:p text:style-name="P36"><text:a xlink:type="simple" xlink:href="#__RefHeading___Toc1450_2629994413" office:name="DFS Stratégia" text:style-name="Index_20_Link" text:visited-style-name="Index_20_Link">1.4.2 DFS Stratégia<text:tab/>10</text:a></text:p>
          <text:p text:style-name="P36"><text:a xlink:type="simple" xlink:href="#__RefHeading___Toc1452_2629994413" office:name="Regex ako mechanizmus vyhodnotenia" text:style-name="Index_20_Link" text:visited-style-name="Index_20_Link">1.4.3 Regex ako mechanizmus vyhodnotenia<text:tab/>10</text:a></text:p>
          <text:p text:style-name="P35"><text:a xlink:type="simple" xlink:href="#__RefHeading___Toc1454_2629994413" office:name=" Základ čistenia priečinkov" text:style-name="Index_20_Link" text:visited-style-name="Index_20_Link">1.5 <text:s/>Základ čistenia priečinkov<text:tab/>10</text:a></text:p>
          <text:p text:style-name="P36"><text:a xlink:type="simple" xlink:href="#__RefHeading___Toc1456_2629994413" office:name=" Dočasné súbory a adresári" text:style-name="Index_20_Link" text:visited-style-name="Index_20_Link">1.5.1 <text:s/>Dočasné súbory a adresári<text:tab/>11</text:a></text:p>
          <text:p text:style-name="P36"><text:a xlink:type="simple" xlink:href="#__RefHeading___Toc1458_2629994413" office:name=" Súbory na zotavenie" text:style-name="Index_20_Link" text:visited-style-name="Index_20_Link">1.5.2 <text:s/>Súbory na zotavenie<text:tab/>11</text:a></text:p>
          <text:p text:style-name="P36"><text:a xlink:type="simple" xlink:href="#__RefHeading___Toc1460_2629994413" office:name=" Rezervné automatické kópie" text:style-name="Index_20_Link" text:visited-style-name="Index_20_Link">1.5.3 <text:s/>Rezervné automatické kópie<text:tab/>11</text:a></text:p>
          <text:p text:style-name="P36"><text:a xlink:type="simple" xlink:href="#__RefHeading___Toc1462_2629994413" office:name=" Log a diagnostické súbory" text:style-name="Index_20_Link" text:visited-style-name="Index_20_Link">1.5.4 <text:s/>Log a diagnostické súbory<text:tab/>11</text:a></text:p>
          <text:p text:style-name="P36"><text:a xlink:type="simple" xlink:href="#__RefHeading___Toc1464_2629994413" office:name=" Cache priečinky" text:style-name="Index_20_Link" text:visited-style-name="Index_20_Link">1.5.5 <text:s/>Cache priečinky<text:tab/>12</text:a></text:p>
          <text:p text:style-name="P36"><text:a xlink:type="simple" xlink:href="#__RefHeading___Toc1466_2629994413" office:name=" Zastavovacie a kompilované artefakty" text:style-name="Index_20_Link" text:visited-style-name="Index_20_Link">1.5.6 <text:s/>Zastavovacie a kompilované artefakty<text:tab/>12</text:a></text:p>
          <text:p text:style-name="P35"><text:a xlink:type="simple" xlink:href="#__RefHeading___Toc1375_2146524827" office:name="Systém spravy verzii a git" text:style-name="Index_20_Link" text:visited-style-name="Index_20_Link">1.6 Systém spravy verzii a git<text:tab/>12</text:a></text:p>
          <text:p text:style-name="P36"><text:a xlink:type="simple" xlink:href="#__RefHeading___Toc1377_2146524827" office:name="Základne príkazy" text:style-name="Index_20_Link" text:visited-style-name="Index_20_Link">1.6.1 Základne príkazy<text:tab/>13</text:a></text:p>
          <text:p text:style-name="P35"><text:a xlink:type="simple" xlink:href="#__RefHeading___Toc422388_694957541" office:name=" práca z operačnou pamäťou" text:style-name="Index_20_Link" text:visited-style-name="Index_20_Link">1.7 <text:s/>práca z operačnou pamäťou<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422390_694957541" office:name="Materiál a metodika" text:style-name="Index_20_Link" text:visited-style-name="Index_20_Link">3 Materiál a metodika<text:tab/>15</text:a></text:p>
          <text:p text:style-name="P35"><text:a xlink:type="simple" xlink:href="#__RefHeading___Toc422392_694957541" office:name="Výber technológií" text:style-name="Index_20_Link" text:visited-style-name="Index_20_Link">3.1 Výber technológií<text:tab/>15</text:a></text:p>
          <text:p text:style-name="P36"><text:a xlink:type="simple" xlink:href="#__RefHeading___Toc422394_694957541" office:name="Programovací jazyk" text:style-name="Index_20_Link" text:visited-style-name="Index_20_Link">3.1.1 Programovací jazyk<text:tab/>15</text:a></text:p>
          <text:p text:style-name="P36"><text:a xlink:type="simple" xlink:href="#__RefHeading___Toc422396_694957541" office:name="Vedľajšie technológie" text:style-name="Index_20_Link" text:visited-style-name="Index_20_Link">3.1.2 Vedľajšie technológie<text:tab/>15</text:a></text:p>
          <text:p text:style-name="P35"><text:a xlink:type="simple" xlink:href="#__RefHeading___Toc422398_694957541" office:name="Založenie repozitára a základná štruktúra" text:style-name="Index_20_Link" text:visited-style-name="Index_20_Link">3.2 Založenie repozitára a základná štruktúra<text:tab/>16</text:a></text:p>
          <text:p text:style-name="P35"><text:a xlink:type="simple" xlink:href="#__RefHeading___Toc422400_694957541" office:name="Všeobecné opatrenia" text:style-name="Index_20_Link" text:visited-style-name="Index_20_Link">3.3 Všeobecné opatrenia<text:tab/>16</text:a></text:p>
          <text:p text:style-name="P36"><text:a xlink:type="simple" xlink:href="#__RefHeading___Toc422402_694957541" office:name="Odchytávanie chyb" text:style-name="Index_20_Link" text:visited-style-name="Index_20_Link">3.3.1 Odchytávanie chyb<text:tab/>16</text:a></text:p>
          <text:p text:style-name="P36"><text:a xlink:type="simple" xlink:href="#__RefHeading___Toc422404_694957541" office:name="Logovanie" text:style-name="Index_20_Link" text:visited-style-name="Index_20_Link">3.3.2 Logovanie<text:tab/>17</text:a></text:p>
          <text:p text:style-name="P36"><text:a xlink:type="simple" xlink:href="#__RefHeading___Toc422406_694957541" office:name="Optimalizácie" text:style-name="Index_20_Link" text:visited-style-name="Index_20_Link">3.3.3 Optimalizácie<text:tab/>17</text:a></text:p>
          <text:p text:style-name="P36"><text:a xlink:type="simple" xlink:href="#__RefHeading___Toc422408_694957541" office:name="Zabezpečenie spoľahlivosti" text:style-name="Index_20_Link" text:visited-style-name="Index_20_Link">3.3.4 Zabezpečenie spoľahlivosti<text:tab/>17</text:a></text:p>
          <text:p text:style-name="P35"><text:a xlink:type="simple" xlink:href="#__RefHeading___Toc422410_694957541" office:name="Implementácia hromadných operácii" text:style-name="Index_20_Link" text:visited-style-name="Index_20_Link"><text:soft-page-break/>3.4 Implementácia hromadných operácii<text:tab/>18</text:a></text:p>
          <text:p text:style-name="P35"><text:a xlink:type="simple" xlink:href="#__RefHeading___Toc422412_694957541" office:name="Implementácia vyhľadávania" text:style-name="Index_20_Link" text:visited-style-name="Index_20_Link">3.5 Implementácia vyhľadávania<text:tab/>18</text:a></text:p>
          <text:p text:style-name="P35"><text:a xlink:type="simple" xlink:href="#__RefHeading___Toc422414_694957541" office:name="Implementácia čistenia" text:style-name="Index_20_Link" text:visited-style-name="Index_20_Link">3.6 Implementácia čistenia<text:tab/>19</text:a></text:p>
          <text:p text:style-name="P35"><text:a xlink:type="simple" xlink:href="#__RefHeading___Toc422416_694957541" office:name="Implementácia sortovania" text:style-name="Index_20_Link" text:visited-style-name="Index_20_Link">3.7 Implementácia sortovania<text:tab/>19</text:a></text:p>
          <text:p text:style-name="P35"><text:a xlink:type="simple" xlink:href="#__RefHeading___Toc422418_694957541" office:name="Balík a inštalácia" text:style-name="Index_20_Link" text:visited-style-name="Index_20_Link">3.8 Balík a inštalácia<text:tab/>19</text:a></text:p>
          <text:p text:style-name="P35"><text:a xlink:type="simple" xlink:href="#__RefHeading___Toc422420_694957541" office:name="Propagácia a údržba" text:style-name="Index_20_Link" text:visited-style-name="Index_20_Link">3.9 Propagácia a údržba<text:tab/>19</text:a></text:p>
          <text:p text:style-name="P36"><text:a xlink:type="simple" xlink:href="#__RefHeading___Toc73452_196045879" office:name="Právny rámec" text:style-name="Index_20_Link" text:visited-style-name="Index_20_Link">3.9.1 Právny rámec<text:tab/>20</text:a></text:p>
          <text:p text:style-name="P36"><text:a xlink:type="simple" xlink:href="#__RefHeading___Toc422420_694957541%20Copy%201" office:name="Propagácia projektu" text:style-name="Index_20_Link" text:visited-style-name="Index_20_Link">3.9.2 Propagácia projektu<text:tab/>20</text:a></text:p>
          <text:p text:style-name="P34"><text:a xlink:type="simple" xlink:href="#__RefHeading___Toc3181_1107819706" office:name="Diskusia" text:style-name="Index_20_Link" text:visited-style-name="Index_20_Link">4 Diskusia<text:tab/>21</text:a></text:p>
          <text:p text:style-name="P34"><text:a xlink:type="simple" xlink:href="#__RefHeading___Toc3183_1107819706" office:name="Závery práce" text:style-name="Index_20_Link" text:visited-style-name="Index_20_Link">5 Závery práce<text:tab/>22</text:a></text:p>
          <text:p text:style-name="P34"><text:a xlink:type="simple" xlink:href="#__RefHeading___Toc3187_1107819706" office:name="Zoznam použitej literatúry" text:style-name="Index_20_Link" text:visited-style-name="Index_20_Link">6 Zoznam použitej literatúry<text:tab/>23</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GUI – graphic user interface</text:p>
      <text:p text:style-name="P40">CLI – console line interface</text:p>
      <text:p text:style-name="P41">BFS – breadth-first search</text:p>
      <text:p text:style-name="P41">DFS – death-first search</text:p>
      <text:p text:style-name="P42">Regex – regular expression</text:p>
      <text:p text:style-name="P43">VCS – version control system</text:p>
      <text:p text:style-name="P44">Logovanie – <text:span text:style-name="T11">zoznamovanie informácie o behu programu</text:span></text:p>
      <text:p text:style-name="P45">env – environment variable</text:p>
      <text:list text:style-name="WWNum4">
        <text:list-item>
          <text:h text:style-name="P46" text:outline-level="1"><text:bookmark-start text:name="_Toc179973481COPY_IS_MOVE"/><text:bookmark-start text:name="__RefHeading___Toc1438_2629994413"/>ÚVOD<text:bookmark-end text:name="_Toc179973481COPY_IS_MOVE"/><text:bookmark-end text:name="__RefHeading___Toc1438_2629994413"/></text:h>
        </text:list-item>
      </text:list>
      <text:p text:style-name="text">Operačný systém Linux <text:span text:style-name="T12">n</text:span>amiesto riadenia počítača pomocou <text:span text:style-name="T8">vylúčene</text:span><text:span text:style-name="T13"> </text:span>grafický<text:span text:style-name="T13">m</text:span> používateľský<text:span text:style-name="T13">m</text:span> rozhraní<text:span text:style-name="T13">m </text:span><text:span text:style-name="T14">(ďalej GUI)</text:span>, ponúka <text:span text:style-name="T13">aj </text:span>príkazové používateľské rozhrani<text:span text:style-name="T15">e</text:span> (ďalej CLI). Hlavným riadiacim CLI <text:span text:style-name="T8">v Linuxe </text:span>je <text:span text:style-name="T8">konzola</text:span>. Funkcionálne možnosti konzoly sa zväčša definujú množstvom a možnosťami jej príkazových nástrojov, pritom každý používateľ vie sam vybrať nástroje ktoré bude mať dostupné v konzole.</text:p>
      <text:p text:style-name="P47">Takých nástrojov je veľa, ale oni ne vždy spĺňajú všetke očakávanie používateľa. Používateľ v svojom rade je motivovaný komponentovou architektúrou <text:span text:style-name="T16">L</text:span>inuxa vyberať zo spĺňajúcich podobne funkcie nástrojov <text:span text:style-name="T13">tie</text:span>, čo najviac <text:s/><text:span text:style-name="T17">vyhovuj</text:span><text:span text:style-name="T13">ú</text:span><text:span text:style-name="T17"> jeho osobným požiadavkám. </text:span></text:p>
      <text:p text:style-name="P48">Jednou z oblasti v ktorej existuje veľa odl<text:span text:style-name="T18">i</text:span>šn<text:span text:style-name="T18">ý</text:span>ch požiadaviek, a následkom toho aj nástrojov, je manažovanie súborového systému. V tejto oblasti sa naraz používa viacero nástrojov, preto <text:span text:style-name="T18">ich </text:span>kombináciami používateľ ma možnosť maximálne prispôsobiť svojim požiadavkám <text:span text:style-name="T18">svoju </text:span>prácu. </text:p>
      <text:p text:style-name="P49"><text:span text:style-name="T18">Častou</text:span><text:span text:style-name="T17"> požiadav</text:span><text:span text:style-name="T18">kou</text:span><text:span text:style-name="T17"> </text:span><text:span text:style-name="T18">na take nástroje </text:span><text:span text:style-name="T17">je jednoduchosť použitia, keď že najrozšírenejšie CLI nástroje časom </text:span>nadobúdajú<text:span text:style-name="T17"> veľk</text:span><text:span text:style-name="T18">é</text:span><text:span text:style-name="T17"> množstv</text:span><text:span text:style-name="T18">o</text:span><text:span text:style-name="T17"> funkci</text:span><text:span text:style-name="T18">í </text:span><text:span text:style-name="T17">a stavajú sa komplikovan</text:span><text:span text:style-name="T18">ými</text:span><text:span text:style-name="T17"> v použití. Tak tiež často je </text:span><text:span text:style-name="T18">žiadaná vysoká rýchlosť nastroja, aby nezväčšovať aj tak časovo náročne operácie nad súbormi. A samozrejme taky nastroj ma byt bezpečným, aby kvôli chybe v kóde nastroja nedošlo k poškodeniu súbor</text:span><text:span text:style-name="T13">ov</text:span><text:span text:style-name="T18"> a dat </text:span><text:span text:style-name="T13">v nich</text:span><text:span text:style-name="T18">.</text:span></text:p>
      <text:p text:style-name="P50">Cieľom tejto prace je <text:span text:style-name="T13">navrhnúť, implementovať a overiť funkcionalitu </text:span><text:span text:style-name="T16">L</text:span><text:span text:style-name="T13">inxoveho nastroja na </text:span><text:span text:style-name="T19">organizáciu</text:span><text:span text:style-name="T13"> </text:span><text:span text:style-name="T8">súborov v </text:span><text:span text:style-name="T19">adresár</text:span><text:span text:style-name="T8">i</text:span><text:span text:style-name="T13">, spĺňajúceho často žiadane vlastnosti, medzi ktoré patri <text:s/>jednoduchosť použitia, rýchlosť a bezpečnosť.</text:span></text:p>
      <text:list text:style-name="WWNum3">
        <text:list-item>
          <text:h text:style-name="P51" text:outline-level="1"><text:bookmark-start text:name="__RefHeading___Toc1440_2629994413"/><text:bookmark-start text:name="_Toc179973482"/>Problematika a prehľad literatúr<text:bookmark-end text:name="_Toc179973482"/>y<text:bookmark-end text:name="__RefHeading___Toc1440_2629994413"/></text:h>
        </text:list-item>
      </text:list>
      <text:p text:style-name="P52"><text:span text:style-name="T20">V tej to kapitole sumarizujeme potrebné teoretické poznatky a existujúce prístupy k sprave súborov a adresárov, ktoré sú potrebné pri návrhu, tvorbe a propagácie nastroja. Pozornosť je venovaná špecifike súborového systému </text:span><text:span text:style-name="T16">L</text:span><text:span text:style-name="T20">inuxa, </text:span><text:span text:style-name="T21">pojmom CLI a CLI nastroj, </text:span><text:span text:style-name="T22">informácie o </text:span><text:span text:style-name="T20">spôsoboch riešen</text:span><text:span text:style-name="T22">ia</text:span><text:span text:style-name="T20"> základných úloh nastroja hľadiska a </text:span><text:span text:style-name="T21">technologické informácie súvisiace s vývojom projektu</text:span><text:span text:style-name="T20">. <text:s/>Cieľom prehľadu je vytvoriť </text:span><text:span text:style-name="T23">súvislý teoreticky terminologicky základ, ktorý slúži ako východisko pre ďalšie <text:s/>časti práce. </text:span></text:p>
      <text:list text:continue-numbering="true" text:style-name="WWNum3">
        <text:list-item>
          <text:list>
            <text:list-item>
              <text:h text:style-name="P53" text:outline-level="2"><text:bookmark-start text:name="__RefHeading___Toc1371_2146524827"/>Príkazoví riadok a CLI nástroje<text:bookmark-end text:name="__RefHeading___Toc1371_2146524827"/></text:h>
            </text:list-item>
          </text:list>
        </text:list-item>
      </text:list>
      <text:p text:style-name="P54">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text:span text:style-name="T24">alebo zjednodušene konzola</text:span>. CLI sa považuje za veľmi výrazný spôsob komunikácie s počítačom. [1]</text:p>
      <text:p text:style-name="P55"><text:span text:style-name="T25">Každý príkaz v CLI predstavuje sebou samostatný program, ktorý voláme CLI nastroj. Funkcionálne možnosti príkazového riadku sa určujú množstvom nainštalovanie konzolových nástrojov. </text:span><text:span text:style-name="T26">Bežný Linux typický obsahuje doslova tisíce programov použiteľných s príkazového riadku.</text:span></text:p>
      <text:list text:continue-numbering="true" text:style-name="WWNum3">
        <text:list-item>
          <text:list>
            <text:list-item>
              <text:h text:style-name="P56" text:outline-level="2"><text:bookmark-start text:name="__RefHeading___Toc3171_1107819706"/><text:s/>Základne pojmi súborového systému<text:bookmark-end text:name="__RefHeading___Toc3171_1107819706"/></text:h>
            </text:list-item>
          </text:list>
        </text:list-item>
      </text:list>
      <text:p text:style-name="P57">Práca CLI nástrojov, ktoré vyhľadávajú a<text:span text:style-name="T27">lebo</text:span> spracúvajú súbory <text:span text:style-name="T27">a</text:span> adresári, opierajú sa na rovnaký základ pojmov: čo je adresát a súbor, aké vlastnosti oni máju, kde sa nachádzajú a ako vieme k nim pristupovať. Tak tiež často sa vyskytujú problematika <text:s/>rozdielov Unix-podobných a Windows operačných systémov. Preto v nasledujúcich kapitolách zavádzame kľúčové definície a pojmi <text:span text:style-name="T28">týkajúce sa súborového systému a stručne popíšeme rozdiely ktoré môžu ovplyvniť prácu z nim v rôznych systémoch. </text:span></text:p>
      <text:list xml:id="list162720210837235" text:continue-numbering="true" text:style-name="WWNum3">
        <text:list-item>
          <text:list>
            <text:list-item>
              <text:h text:style-name="P58" text:outline-level="2"><text:bookmark-start text:name="__RefHeading___Toc3173_1107819706"/>súborový systém a jeho komponenty<text:bookmark-end text:name="__RefHeading___Toc3173_1107819706"/></text:h>
            </text:list-item>
          </text:list>
        </text:list-item>
      </text:list>
      <text:p text:style-name="P59">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60"><text:soft-page-break/>V aplikovanom zmysle, súbor je pomenovaný objekt dát, <text:span text:style-name="T29">a a</text:span>dresár (alebo priečinok) <text:span text:style-name="T29">je špeciálnym súborom-</text:span>kontajner<text:span text:style-name="T30">om</text:span>, ktorý obsahuje <text:span text:style-name="T29">zoznam mien a reálnych polôh v pamäti iných objektov, buď súborov alebo iných priečinkov. <text:s/>Funkcia väčšiny CLI </text:span><text:span text:style-name="T27">nástrojov</text:span><text:span text:style-name="T29"> spočíva v prehliadaný stromu adresárov a spracovávaniu objavených súborov na základe ich metá dát.</text:span></text:p>
      <text:p text:style-name="P61">Najčastejšie metá dáta, <text:span text:style-name="T30">využívané CLI nástrojmi sú:</text:span></text:p>
      <text:list text:style-name="L2">
        <text:list-item>
          <text:p text:style-name="P62">Meno súboru – reťazec v menovom priestore adresára</text:p>
        </text:list-item>
        <text:list-item>
          <text:p text:style-name="P62">Veľkosť – zvyčajne v bytoch</text:p>
        </text:list-item>
        <text:list-item>
          <text:p text:style-name="P62">Časove pečiatky – je ich <text:span text:style-name="T27">viacero</text:span>, príkladom je dátum a čas vytvorenia <text:span text:style-name="T27">súboru</text:span></text:p>
        </text:list-item>
        <text:list-item>
          <text:p text:style-name="P62">Rozšírenie – ako konvencie pomenovania rôznych typov súborov</text:p>
          <text:list>
            <text:list-header>
              <text:p text:style-name="P63"/>
            </text:list-header>
          </text:list>
        </text:list-item>
      </text:list>
      <text:p text:style-name="P64">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í sa to štandardizovaný parametrom: „-a, --all – zoznam všetkých súborov, dokonca aj tých s názvami, ktoré začínajú bodkou, ktoré zvyčajne nie sú uvedené (skryté).“ [1]</text:p>
      <text:list text:continue-list="list162720210837235" text:style-name="WWNum3">
        <text:list-item>
          <text:list>
            <text:list-item>
              <text:list>
                <text:list-item>
                  <text:h text:style-name="P65" text:outline-level="3"><text:bookmark-start text:name="__RefHeading___Toc1442_2629994413"/><text:s/>Hierarchia adresárov a cesty<text:bookmark-end text:name="__RefHeading___Toc1442_2629994413"/></text:h>
                </text:list-item>
              </text:list>
            </text:list-item>
          </text:list>
        </text:list-item>
      </text:list>
      <text:p text:style-name="P66">Adresáre tvoria stromovitú štruktúru: od koreňa, ktorý je najvyšším adresárom, po listy, ktoré predstavujú sebou súbory. <text:span text:style-name="T31">V tomto kontexte cesta</text:span> – <text:span text:style-name="T32">to je adresa adresára v strome. V Unix podobných systémoch rozlišujú sa absolútne a relatívne cesty. </text:span></text:p>
      <text:p text:style-name="P67"><text:span text:style-name="T31">Kľúčová idea absolútnej cesty je to, že ona presne zadáva polohu súbora v strome: </text:span>„Absolútna cesta začína koreňovým adresárom a nasleduje vetvu stromu vetva, kým sa nedokončí cesta k požadovanému adresáru alebo súboru.“ [1] </text:p>
      <text:p text:style-name="P68">Relatívna cesta sa interpretuje vzhľadom na aktuálny pracovný adresár, a nie koreňový adresár. Na navigáciu po stromu sa využívajú špeciálne znaky: „"." zápis odkazuje na pracovný adresár a zápis ".." sa vzťahuje na nadradený adresár“ [1]</text:p>
      <text:p text:style-name="P68">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9" text:outline-level="3"><text:bookmark-start text:name="__RefHeading___Toc1444_2629994413"/><text:soft-page-break/><text:s/>Základne rozdiely <text:span text:style-name="T33">medzi</text:span> windows a linux<text:bookmark-end text:name="__RefHeading___Toc1444_2629994413"/></text:h>
                </text:list-item>
              </text:list>
            </text:list-item>
          </text:list>
        </text:list-item>
      </text:list>
      <text:p text:style-name="P70"><text:span text:style-name="T34">Kľúčové rozdiely sa začínajú s rozdiel</text:span><text:span text:style-name="T35">u</text:span><text:span text:style-name="T34"> absolútnych ciest a </text:span><text:span text:style-name="T35">deliaceho symbola</text:span><text:span text:style-name="T34">. V Windows systémoch úplná cesta k súboru sa začína z písmena diska (napríklad, „C:“), a </text:span><text:span text:style-name="T35">deliaci symbol je spätná lomka. </text:span><text:span text:style-name="T34">V systémoch podobných </text:span><text:span text:style-name="T35">Unixu</text:span><text:span text:style-name="T34"> je model iný - v ceste nie sú žiadne písmená jednotiek a vedúca lomka označuje koreň </text:span><text:span text:style-name="T35">súborového systému. [1]</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1"><text:span text:style-name="T33">Pred tým ako vykonať akcie nad súbormi, treba najprv vyhľadať vyhovujúce súbory v adresári. Ale keď že často adresári máju </text:span>vysoké hniezdenie,<text:span text:style-name="T33"> to môže byť ne úplne triviálne. V nasledujúci podkapitolách zadefinujeme čo je prehľadávanie, uvedieme dve základne </text:span><text:span text:style-name="T36">stratégie</text:span><text:span text:style-name="T33"> a rozoberieme ako vieme vyhodnotiť súbor. </text:span></text:p>
      <text:p text:style-name="P72">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7">na vyhľadávanie</text:span>. Na veľkých stromoch hlavná záťaž zvyčajne ide skôr <text:span text:style-name="T37">od</text:span> operácií súborového systému<text:line-break/>(prístup k metá dáta<text:span text:style-name="T37">m</text:span>, kontroly práv <text:span text:style-name="T37">a pod</text:span>), než do "čistého" spracovania reťazcov. <text:span text:style-name="T37">V praxi, n</text:span>áklady na <text:span text:style-name="T37">prehliadanie</text:span> sú približne úmerné počtu navštívených uzlov stromov a počtu prečítaných záznamov. <text:span text:style-name="T37">Samozrejme dôležite je prejsť každý uzol iba raz, na čo sa väčšinou používa jed</text:span><text:span text:style-name="T36">na</text:span><text:span text:style-name="T37"> s dvoch </text:span><text:span text:style-name="T38">stratégi</text:span><text:span text:style-name="T36">i</text:span><text:span text:style-name="T37">: BFS a DFS. [2] </text:span></text:p>
      <text:list text:continue-numbering="true" text:style-name="WWNum3">
        <text:list-item>
          <text:list>
            <text:list-item>
              <text:list>
                <text:list-item>
                  <text:h text:style-name="P73" text:outline-level="3"><text:bookmark-start text:name="__RefHeading___Toc1448_2629994413"/>BFS stratégia<text:bookmark-end text:name="__RefHeading___Toc1448_2629994413"/></text:h>
                </text:list-item>
              </text:list>
            </text:list-item>
          </text:list>
        </text:list-item>
      </text:list>
      <text:p text:style-name="P74">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5">Výhodami takého prehliadania je to, že čo najskôr dostaneme najbližšie k pracovnému adresáru súbory. Tak tiež taká stratégia umožňuje získavať potrebné súbory bez ponorenia do maximálnej hĺbke. <text:span text:style-name="T39">Situačnou výhodou a n</text:span>evýhodou takého riešenia je väčší náklad na pamäť v širokých stromoch, <text:span text:style-name="T39">a menši v hlbokých</text:span>. </text:p>
      <text:list text:continue-numbering="true" text:style-name="WWNum3">
        <text:list-item>
          <text:list>
            <text:list-item>
              <text:list>
                <text:list-item>
                  <text:h text:style-name="P76" text:outline-level="3"><text:bookmark-start text:name="__RefHeading___Toc1450_2629994413"/><text:soft-page-break/>DFS Stratégia<text:bookmark-end text:name="__RefHeading___Toc1450_2629994413"/></text:h>
                </text:list-item>
              </text:list>
            </text:list-item>
          </text:list>
        </text:list-item>
      </text:list>
      <text:p text:style-name="P77">DFS stratégia spočíva v prechode do maximálnej hĺbky prvej vetve stromu, návratu k začiatku stroma a ponorenia do ďalšej vetve. Štruktúra dát zodpovedá zásobníku, pri ktorom platí pravidlo „prvý sa vkladá, prvý sa vyberá“.</text:p>
      <text:p text:style-name="P78">Výhodou je možnosť rýchlejšie dosiahnuť hlboké uzly. Situačne výhody a nevýhody sú opačne BFS stratégie – menši náklad na pamäť v širokých stromoch, a väčší v hlbokých.</text:p>
      <text:list xml:id="list162718597511794" text:continue-numbering="true" text:style-name="WWNum3">
        <text:list-item>
          <text:list>
            <text:list-item>
              <text:list>
                <text:list-item>
                  <text:h text:style-name="P79"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40">Pri spracovaní výsledkov vyhľadania adresára existuje možnosť zadania kritéria vyhodnotenia nie len priamym presným porovnaním. Je možne porovnanie zo šablónou, tak zvanými </text:span>regulárn<text:span text:style-name="T40">ymi</text:span> výraz<text:span text:style-name="T40">mi (ďalej regex). Regex je formálny jaz</text:span><text:span text:style-name="T41">y</text:span><text:span text:style-name="T40">k, ktorý umožňuje opísať viacero rôznych reťazcov s pomocou reťazca šablóny</text:span>. <text:span text:style-name="T41">[3]</text:span></text:p>
      <text:p text:style-name="P80">V kontexte prechodu adresár<text:span text:style-name="T41">e,</text:span> potom, čo program dostane názov súboru alebo <text:span text:style-name="T41">iný potrebný druh metá dát</text:span>, skontroluje, či sa <text:span text:style-name="T41">hodnota</text:span> zhoduje so zadaným vzorom. Na rozdiel od priameho porovnania regex umožňuje vyjadriť všeobecnejšie kritérium, napríklad: </text:p>
      <text:list text:style-name="L3">
        <text:list-item>
          <text:p text:style-name="P81">Vyber všetký<text:span text:style-name="T41">ch</text:span> súbor<text:span text:style-name="T41">ov</text:span>, názvy ktorých začínajú konkrétnou predponou;</text:p>
        </text:list-item>
        <text:list-item>
          <text:p text:style-name="P81"><text:span text:style-name="T41">V</text:span>yber súbor<text:span text:style-name="T41">ov</text:span>, v ktorých sa v názve vyskytuje skupina znakov (napríklad dátum); </text:p>
        </text:list-item>
        <text:list-item>
          <text:p text:style-name="P81">Vyber z niekoľkých možností názvu prostredníctvom alternatív.</text:p>
        </text:list-item>
      </text:list>
      <text:list xml:id="list162720144866135" text:continue-list="list162718597511794" text:style-name="WWNum3">
        <text:list-item>
          <text:list>
            <text:list-item>
              <text:h text:style-name="Kapitola" text:outline-level="2"><text:bookmark-start text:name="__RefHeading___Toc1454_2629994413"/><text:span text:style-name="Strong_20_Emphasis"><text:s/></text:span><text:span text:style-name="Strong_20_Emphasis"><text:span text:style-name="T42">Základ čistenia </text:span></text:span><text:span text:style-name="Strong_20_Emphasis"><text:span text:style-name="T43">priečinkov</text:span></text:span><text:bookmark-end text:name="__RefHeading___Toc1454_2629994413"/></text:h>
            </text:list-item>
          </text:list>
        </text:list-item>
      </text:list>
      <text:p text:style-name="P82"><text:span text:style-name="Strong_20_Emphasis"><text:span text:style-name="T44">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5">zotavenia po nastavenie kritickej situácii alebo pre diagnostiku. </text:span></text:span></text:p>
      <text:p text:style-name="P83"><text:span text:style-name="Strong_20_Emphasis"><text:span text:style-name="T45">Vymazanie takých súborov sa berie ako bezpečne primárne na základe jedného z dvoch mechanizmov:</text:span></text:span></text:p>
      <text:list text:style-name="L4">
        <text:list-item>
          <text:p text:style-name="P84"><text:span text:style-name="Strong_20_Emphasis"><text:span text:style-name="T45">Dáta v súbore sú zotaviteľné – je možne dostať vymazané dáta opakovaným behom programu. Štandard Hierarchie Súborového Systému priamo uvádza že obsah priečinkov „cache“ sa vytvára v dôsledku drahých vstupov/výstupov alebo </text:span></text:span><text:soft-page-break/><text:span text:style-name="Strong_20_Emphasis"><text:span text:style-name="T45">výpočtov, a aplikácia ju musí byť schopná obnoviť a samotné súbory cache je možné vymazať bez straty údajov. [4]</text:span></text:span></text:p>
        </text:list-item>
        <text:list-item>
          <text:p text:style-name="P85"><text:span text:style-name="Strong_20_Emphasis"><text:span text:style-name="T46">Dáta sú dočasne – oni sú potrebne iba na krátke obdobie. </text:span></text:span><text:span text:style-name="Strong_20_Emphasis"><text:span text:style-name="T45">štandard Hierarchie Súborového Systému priamo uvádza že </text:span></text:span><text:span text:style-name="Strong_20_Emphasis"><text:span text:style-name="T46">programy nemajú rátať na to že </text:span></text:span><text:span text:style-name="Strong_20_Emphasis"><text:span text:style-name="T45">obsah priečinkov „</text:span></text:span><text:span text:style-name="Strong_20_Emphasis"><text:span text:style-name="T46">tmp</text:span></text:span><text:span text:style-name="Strong_20_Emphasis"><text:span text:style-name="T45">“ </text:span></text:span><text:span text:style-name="Strong_20_Emphasis"><text:span text:style-name="T46">bude dostupný pri ďalšom behu. [4]</text:span></text:span></text:p>
        </text:list-item>
      </text:list>
      <text:p text:style-name="P86"><text:span text:style-name="Strong_20_Emphasis"><text:span text:style-name="T46">V ďalších podkapitolách sú uvedené typické kategórie súborov ktoré môžu byť vymazané, dôvody prečo a teoretické negatívne dôsledky. </text:span></text:span></text:p>
      <text:list text:continue-list="list162720144866135" text:style-name="WWNum3">
        <text:list-item>
          <text:list>
            <text:list-item>
              <text:list>
                <text:list-item>
                  <text:h text:style-name="P87" text:outline-level="3"><text:bookmark-start text:name="__RefHeading___Toc1456_2629994413"/><text:span text:style-name="Strong_20_Emphasis"><text:span text:style-name="T47"><text:s/>Dočasné súbory a adresári</text:span></text:span><text:bookmark-end text:name="__RefHeading___Toc1456_2629994413"/></text:h>
                </text:list-item>
              </text:list>
            </text:list-item>
          </text:list>
        </text:list-item>
      </text:list>
      <text:p text:style-name="P88"><text:span text:style-name="Strong_20_Emphasis"><text:span text:style-name="T48">Toto sú prechodné údaje vytvorené aplikáciami pri sťahovaní, rozbaľovaní, úprave, generovaní správ, inštalácii balíkov atď. Ich účelom je prežiť krátku fázu operácie. </text:span></text:span><text:span text:style-name="Strong_20_Emphasis"><text:span text:style-name="T46">Odstránenie je bezpečne lebo</text:span></text:span><text:span text:style-name="Strong_20_Emphasis"><text:span text:style-name="T48"> po dokončení operácie už dočasný súbor zvyčajne nie je potrebný. </text:span></text:span><text:span text:style-name="Strong_20_Emphasis"><text:span text:style-name="T49">Nevýhodou môže byť to, že ak</text:span></text:span><text:span text:style-name="Strong_20_Emphasis"><text:span text:style-name="T48"> </text:span></text:span><text:span text:style-name="Strong_20_Emphasis"><text:span text:style-name="T49">taký súbor</text:span></text:span><text:span text:style-name="Strong_20_Emphasis"><text:span text:style-name="T48"> odstránite počas aktívnej operácie, môžete narušiť </text:span></text:span><text:span text:style-name="Strong_20_Emphasis"><text:span text:style-name="T49">beh aplikácie.</text:span></text:span><text:span text:style-name="Strong_20_Emphasis"><text:span text:style-name="T48"> </text:span></text:span><text:span text:style-name="Strong_20_Emphasis"><text:span text:style-name="T49">Príklady súborov </text:span></text:span><text:span text:style-name="Strong_20_Emphasis"><text:span text:style-name="T50">a priečinkov</text:span></text:span><text:span text:style-name="Strong_20_Emphasis"><text:span text:style-name="T49">: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51">Súbory na zotavenie</text:span></text:span><text:bookmark-end text:name="__RefHeading___Toc1458_2629994413"/></text:h>
                </text:list-item>
              </text:list>
            </text:list-item>
          </text:list>
        </text:list-item>
      </text:list>
      <text:p text:style-name="text"><text:span text:style-name="Strong_20_Emphasis"><text:span text:style-name="T48">Takéto súbory vytvárajú editori na ukladanie stavu</text:span></text:span><text:span text:style-name="Strong_20_Emphasis"><text:span text:style-name="T49"> aby zabezpečiť</text:span></text:span><text:span text:style-name="Strong_20_Emphasis"><text:span text:style-name="T48"> schopnosť zotaviť sa </text:span></text:span><text:span text:style-name="Strong_20_Emphasis"><text:span text:style-name="T49">v prípade havárie</text:span></text:span><text:span text:style-name="Strong_20_Emphasis"><text:span text:style-name="T48">. </text:span></text:span><text:span text:style-name="Strong_20_Emphasis"><text:span text:style-name="T49">Sú bezpečne na </text:span></text:span><text:span text:style-name="Strong_20_Emphasis"><text:span text:style-name="T52">vymazanie</text:span></text:span><text:span text:style-name="Strong_20_Emphasis"><text:span text:style-name="T49">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51">Rezervné automatické kópie</text:span></text:span><text:bookmark-end text:name="__RefHeading___Toc1460_2629994413"/></text:h>
                </text:list-item>
              </text:list>
            </text:list-item>
          </text:list>
        </text:list-item>
      </text:list>
      <text:p text:style-name="P89"><text:span text:style-name="Strong_20_Emphasis"><text:span text:style-name="T49">Veľmi podobné na súbory na zotavenie, s tým rozdielom že rátajú</text:span></text:span><text:span text:style-name="Strong_20_Emphasis"><text:span text:style-name="T52"> </text:span></text:span><text:span text:style-name="Strong_20_Emphasis"><text:span text:style-name="T49">skôr nie <text:s/>s chybou aplikácie, ale používateľa, </text:span></text:span><text:span text:style-name="Strong_20_Emphasis"><text:span text:style-name="T53">pre prípad že potrebné zmeny nebudú uložene, napríklad prepisovanie a strata starej verzie súboru. Nevýhodou odstránenia sú rovnaké ako pri súboroch na zotavenie. </text:span></text:span><text:span text:style-name="Strong_20_Emphasis"><text:span text:style-name="T54">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55">Log a diagnostické súbory</text:span></text:span><text:bookmark-end text:name="__RefHeading___Toc1462_2629994413"/></text:h>
                </text:list-item>
              </text:list>
            </text:list-item>
          </text:list>
        </text:list-item>
      </text:list>
      <text:p text:style-name="P90"><text:span text:style-name="Strong_20_Emphasis"><text:span text:style-name="T5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text:span></text:span><text:soft-page-break/><text:span text:style-name="Strong_20_Emphasis"><text:span text:style-name="T56">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7">Cache predstavujú neesenciálne dáta, ktoré urýchľujú opakovane spustenie procesov. S princípu ide o rekonštruovateľné dáta, ktoré sa ukladajú iba kvôli nákladom na ich vytvorenie. Č</text:span></text:span><text:span text:style-name="Strong_20_Emphasis"><text:span text:style-name="T50">asto vznikajú vo vývojárskych programoch. </text:span></text:span><text:span text:style-name="Strong_20_Emphasis"><text:span text:style-name="T57">A však vedia podobne ako diagnostické dáta silno narastať v objeme a niekedy sú zdrojom chýb kvôli ponúkaniu </text:span></text:span><text:span text:style-name="Strong_20_Emphasis"><text:span text:style-name="T50">nea</text:span></text:span><text:span text:style-name="Strong_20_Emphasis"><text:span text:style-name="T58">ktuálnych dát. Odstránenie obyčajne spomaľuje prvý ďalší beh procesu. Príklady priečinkov: „</text:span></text:span><text:span text:style-name="Source_20_Text"><text:span text:style-name="T58">.cache/“</text:span></text:span><text:span text:style-name="Strong_20_Emphasis"><text:span text:style-name="T58">, „</text:span></text:span><text:span text:style-name="Source_20_Text"><text:span text:style-name="T58">.pytest_cache/“</text:span></text:span><text:span text:style-name="Strong_20_Emphasis"><text:span text:style-name="T58">, „</text:span></text:span><text:span text:style-name="Source_20_Text"><text:span text:style-name="T58">.ruff_cache/“</text:span></text:span><text:span text:style-name="Strong_20_Emphasis"><text:span text:style-name="T58">, </text:span></text:span><text:span text:style-name="Source_20_Text"><text:span text:style-name="T58">.</text:span></text:span></text:p>
      <text:list text:continue-numbering="true" text:style-name="WWNum3">
        <text:list-item>
          <text:list>
            <text:list-item>
              <text:list>
                <text:list-item>
                  <text:h text:style-name="P91" text:outline-level="3"><text:bookmark-start text:name="__RefHeading___Toc1466_2629994413"/><text:span text:style-name="Source_20_Text"><text:span text:style-name="T59"><text:s/>Zastavovacie a kompilované artefakty</text:span></text:span><text:bookmark-end text:name="__RefHeading___Toc1466_2629994413"/></text:h>
                </text:list-item>
              </text:list>
            </text:list-item>
          </text:list>
        </text:list-item>
      </text:list>
      <text:p text:style-name="P92"><text:span text:style-name="Source_20_Text"><text:span text:style-name="T60">Veľmi sa podobá na cache priečinky, len vznika pri preklade, linkovaní, balení alebo generovaní distribučných súborov. </text:span></text:span><text:span text:style-name="Source_20_Text"><text:span text:style-name="T61">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62">Systém spravy verzii a git</text:span></text:span><text:bookmark-end text:name="__RefHeading___Toc1375_2146524827"/></text:h>
            </text:list-item>
          </text:list>
        </text:list-item>
      </text:list>
      <text:p text:style-name="P93"><text:span text:style-name="Source_20_Text"><text:span text:style-name="T62">Systém správy verzi</text:span></text:span><text:span text:style-name="Source_20_Text"><text:span text:style-name="T63">i</text:span></text:span><text:span text:style-name="Source_20_Text"><text:span text:style-name="T62"> (ďalej VCS) je systém, ktorý zaznamenáva zmeny súborov </text:span></text:span><text:span text:style-name="Source_20_Text"><text:span text:style-name="T63">v čase </text:span></text:span><text:span text:style-name="Source_20_Text"><text:span text:style-name="T62">tak, aby bolo možne </text:span></text:span><text:span text:style-name="Source_20_Text"><text:span text:style-name="T63">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64">[5]</text:span></text:span></text:p>
      <text:p text:style-name="P94"><text:span text:style-name="Source_20_Text"><text:span text:style-name="T63">Gi</text:span></text:span><text:span text:style-name="Source_20_Text"><text:span text:style-name="T65">t je konkrétnym a najpopulárnejším VCS. </text:span></text:span><text:span text:style-name="Source_20_Text"><text:span text:style-name="T63">Zakladanou jedno</text:span></text:span><text:span text:style-name="Source_20_Text"><text:span text:style-name="T66">t</text:span></text:span><text:span text:style-name="Source_20_Text"><text:span text:style-name="T63">kou </text:span></text:span><text:span text:style-name="Source_20_Text"><text:span text:style-name="T65">Git</text:span></text:span><text:span text:style-name="Source_20_Text"><text:span text:style-name="T63"> je repozitár. On predstavuje úložisko, v ktorom nachádzajú sa sledovane súbory a metadáta o ich zmenách. Zmena do repozitára ukladá ako commit. Commit je snímkom stavu súborov v konkrétn</text:span></text:span><text:span text:style-name="Source_20_Text"><text:span text:style-name="T64">o</text:span></text:span><text:span text:style-name="Source_20_Text"><text:span text:style-name="T63">m čase. </text:span></text:span><text:span text:style-name="Source_20_Text"><text:span text:style-name="T64">Dôležitým je že každý co</text:span></text:span><text:span text:style-name="Source_20_Text"><text:span text:style-name="T66">m</text:span></text:span><text:span text:style-name="Source_20_Text"><text:span text:style-name="T64">mit neobsahuje kopiju všetkých súborov, ale iba zmení v porovnanie s predošlým commitom. [5]</text:span></text:span></text:p>
      <text:p text:style-name="P94"><text:span text:style-name="Source_20_Text"><text:span text:style-name="T65">Síce <text:s/>Git funguje lokálne, ale na bezpečne uloženie a synchronizáciu prace v tíme sa bežné používa vzdialený repozitár. Jedným z najpopulárnejších </text:span></text:span><text:span text:style-name="Source_20_Text"><text:span text:style-name="T67">hostingou</text:span></text:span><text:span text:style-name="Source_20_Text"><text:span text:style-name="T65"> pre vzdialen</text:span></text:span><text:span text:style-name="Source_20_Text"><text:span text:style-name="T67">e</text:span></text:span><text:span text:style-name="Source_20_Text"><text:span text:style-name="T65"> repozitár</text:span></text:span><text:span text:style-name="Source_20_Text"><text:span text:style-name="T67">i </text:span></text:span><text:span text:style-name="Source_20_Text"><text:span text:style-name="T65">je GitHub.</text:span></text:span></text:p>
      <text:list xml:id="list162718881770495" text:continue-numbering="true" text:style-name="WWNum3">
        <text:list-item>
          <text:list>
            <text:list-item>
              <text:list>
                <text:list-item>
                  <text:h text:style-name="P95" text:outline-level="3"><text:bookmark-start text:name="__RefHeading___Toc1377_2146524827"/><text:soft-page-break/><text:span text:style-name="Source_20_Text"><text:span text:style-name="T67">Základne príkazy</text:span></text:span><text:bookmark-end text:name="__RefHeading___Toc1377_2146524827"/></text:h>
                </text:list-item>
              </text:list>
            </text:list-item>
          </text:list>
        </text:list-item>
      </text:list>
      <text:p text:style-name="P96"><text:span text:style-name="Source_20_Text"><text:span text:style-name="T67">Git sa v praxi obyčajne používa ako CLI </text:span></text:span><text:span text:style-name="Source_20_Text"><text:span text:style-name="T68">nastroj. Nižšie sú uvedené základne príkazy na prácu z gitom:</text:span></text:span></text:p>
      <text:list text:style-name="L5">
        <text:list-item>
          <text:p text:style-name="P97"><text:span text:style-name="Source_20_Text"><text:span text:style-name="T68">git init – založiť novy lokálny repozitár</text:span></text:span></text:p>
        </text:list-item>
        <text:list-item>
          <text:p text:style-name="P97"><text:span text:style-name="Source_20_Text"><text:span text:style-name="T68">git clone – klonovanie existujúceho vzdialeného repozitára</text:span></text:span></text:p>
        </text:list-item>
        <text:list-item>
          <text:p text:style-name="P97"><text:span text:style-name="Source_20_Text"><text:span text:style-name="T68">git add – pridať zmení do oblasti nového commitu</text:span></text:span></text:p>
        </text:list-item>
        <text:list-item>
          <text:p text:style-name="P97"><text:span text:style-name="Source_20_Text"><text:span text:style-name="T68">git commit – uloženie pripravených zmien do histórie</text:span></text:span></text:p>
        </text:list-item>
        <text:list-item>
          <text:p text:style-name="P97"><text:span text:style-name="Source_20_Text"><text:span text:style-name="T68">git pull – stiahnutie nových zmien zo vzdialeného repozitára</text:span></text:span></text:p>
        </text:list-item>
        <text:list-item>
          <text:p text:style-name="P97"><text:span text:style-name="Source_20_Text"><text:span text:style-name="T68">git push – posielanie na vzdialený repozitár vlastných zmien</text:span></text:span></text:p>
        </text:list-item>
        <text:list-item>
          <text:p text:style-name="P97"><text:span text:style-name="Source_20_Text"><text:span text:style-name="T68">git merge – príklad spojenie dvoch verzii do jednej </text:span></text:span></text:p>
        </text:list-item>
      </text:list>
      <text:list text:continue-list="list162718881770495" text:style-name="WWNum3">
        <text:list-item>
          <text:list>
            <text:list-item>
              <text:h text:style-name="Kapitola" text:outline-level="2"><text:bookmark-start text:name="__RefHeading___Toc422388_694957541"/><text:span text:style-name="Source_20_Text"><text:span text:style-name="T60"><text:s/></text:span></text:span><text:span text:style-name="Source_20_Text"><text:span text:style-name="T69">práca z</text:span></text:span><text:span text:style-name="Source_20_Text"><text:span text:style-name="T66"> operačn</text:span></text:span><text:span text:style-name="Source_20_Text"><text:span text:style-name="T69">ou</text:span></text:span><text:span text:style-name="Source_20_Text"><text:span text:style-name="T66"> pamäť</text:span></text:span><text:span text:style-name="Source_20_Text"><text:span text:style-name="T69">ou</text:span></text:span><text:bookmark-end text:name="__RefHeading___Toc422388_694957541"/></text:h>
            </text:list-item>
          </text:list>
        </text:list-item>
      </text:list>
      <text:p text:style-name="P98"><text:span text:style-name="Source_20_Text"><text:span text:style-name="T67">Pri vývoje optimalizovaných projektov trem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66">Zaleží to všetko hlavne od typu operačnej pamäte. <text:s/>Rozlišujeme </text:span></text:span><text:span text:style-name="Source_20_Text"><text:span text:style-name="T70">zásobník (ďalej stack) a halda (ďalej heap) pamäť.</text:span></text:span></text:p>
      <text:p text:style-name="P99"><text:span text:style-name="Source_20_Text"><text:span text:style-name="T69">Stack funguje podľa pravidla „prvý sa vkladá, prvý sa vyberá“. Zásobník ukladá hodnoty v poradí, v akom ich získa, a odstraňuje hodnoty v opačnom poradí. Kvôli technickej realizácie stacku, doňho sa dostavajú iba dáta z fixovanou, známou v dĺžkou v moment kompilácie. Ale za tu cenu dostávame časovo lacnejšiu alokáciu a prístup k dátam. [6]</text:span></text:span></text:p>
      <text:p text:style-name="P99"><text:span text:style-name="Source_20_Text"><text:span text:style-name="T69">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71">je že môžme mať pointerov na rovnaké dáta, čim vieme silno ušetriť pamäť a množstvo alokácii. </text:span></text:span></text:p>
      <text:p text:style-name="P99"><text:span text:style-name="Source_20_Text"><text:span text:style-name="T69"/></text:span></text:p>
      <text:list text:continue-numbering="true" text:style-name="WWNum3">
        <text:list-item>
          <text:h text:style-name="P100" text:outline-level="1"><text:bookmark-start text:name="_Toc179973485"/><text:bookmark-start text:name="__RefHeading___Toc3175_1107819706"/>Ciele práce<text:bookmark-end text:name="_Toc179973485"/><text:bookmark-end text:name="__RefHeading___Toc3175_1107819706"/></text:h>
        </text:list-item>
      </text:list>
      <text:p text:style-name="P101">Hlavný cieľ bol stanovený <text:span text:style-name="T72">ako vývoj CLI nastroja pre Linux pre </text:span><text:span text:style-name="T19">organizáciu adresára</text:span><text:span text:style-name="T72">, ktorý musí byť jednoduchý v použití, rýchlym a bezpečným. Prvé čo je potrebne špecifikovať v hlavnom ciele je pojem „</text:span><text:span text:style-name="T19">organizácia adresára</text:span><text:span text:style-name="T72">“. Je potrebné stanoviť konkrétne úlohy v obsluhe </text:span><text:span text:style-name="T19">adresára</text:span><text:span text:style-name="T72">, ktoré nastroj bude riešiť. </text:span></text:p>
      <text:p text:style-name="P101"><text:span text:style-name="T72">V bežnej prace z súborovým systémom hlavnými problémami sú nie úzko špecifikovane operácie, ale problémy z veľkým množstvom súborov a zložitou štruktúrou stromu adresár</text:span><text:span text:style-name="T19">a</text:span><text:span text:style-name="T72">, v ktorých je ťažko sa zorientovať. Ú</text:span><text:span text:style-name="T19">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73">kde nastroj berie na sebe iba zodpovednosť za určitú vymedzenú oblasť prace</text:span><text:span text:style-name="T19">.</text:span></text:p>
      <text:p text:style-name="P102">Podmienka jednoduchosti sa spĺňa <text:span text:style-name="T74">spomenutým</text:span> vymedzeným počtom <text:span text:style-name="T75">funkčných</text:span> možnosti <text:span text:style-name="T74">nastroja</text:span>. K tomu treba dodať že funkcionálne možnosti máju byť vyjadrené do minimálneho počtu jednoduchých príkazov z jednoduchou syntaxov, o ktorej používateľ ma sa vedieť dozvedieť bez dodatočných nástrojov a zdrojov.</text:p>
      <text:p text:style-name="P102">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76">objem </text:span>operačn<text:span text:style-name="T76">ej</text:span> pamät<text:span text:style-name="T76">e</text:span>, ale časte a neopatrné vydelenie pamäte <text:span text:style-name="T76">pre nastroj </text:span>môž<text:span text:style-name="T76">u</text:span> <text:span text:style-name="T76">ho </text:span>výrazne spomaliť.</text:p>
      <text:p text:style-name="P103">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74">pre diagnostiku alebo havarijne prerušenie nastroja</text:span>.</text:p>
      <text:p text:style-name="P104"/>
      <text:p text:style-name="P105"/>
      <text:p text:style-name="P106" loext:marker-style-name="T1"/>
      <text:list text:continue-numbering="true" text:style-name="WWNum3">
        <text:list-item>
          <text:h text:style-name="P107" text:outline-level="1"><text:bookmark-start text:name="__RefHeading___Toc422390_694957541"/><text:bookmark-start text:name="_Toc179973486"/>Materiál a metodika<text:bookmark-end text:name="__RefHeading___Toc422390_694957541"/><text:bookmark-end text:name="_Toc179973486"/></text:h>
          <text:list>
            <text:list-item>
              <text:h text:style-name="P58" text:outline-level="2"><text:bookmark-start text:name="__RefHeading___Toc422392_694957541"/><text:bookmark-start text:name="_Toc179973486 Copy 1"/>V<text:bookmark-end text:name="_Toc179973486 Copy 1"/>ýber technológií<text:bookmark-end text:name="__RefHeading___Toc422392_694957541"/></text:h>
            </text:list-item>
          </text:list>
        </text:list-item>
      </text:list>
      <text:p text:style-name="P108">Keď že máme jasne sformulovaní ciel, je na rade zvoliť technológie ktorými bude implementované riešenie. </text:p>
      <text:list text:continue-numbering="true" text:style-name="WWNum3">
        <text:list-item>
          <text:list>
            <text:list-item>
              <text:list>
                <text:list-item>
                  <text:h text:style-name="P58" text:outline-level="3"><text:bookmark-start text:name="__RefHeading___Toc422394_694957541"/>Programovací jazyk<text:bookmark-end text:name="__RefHeading___Toc422394_694957541"/></text:h>
                </text:list-item>
              </text:list>
            </text:list-item>
          </text:list>
        </text:list-item>
      </text:list>
      <text:p text:style-name="P108">Najd<text:span text:style-name="T77">ô</text:span>ležitejšou <text:span text:style-name="T77">technológiou</text:span> je programovací jazyk. <text:span text:style-name="T77">Musí umožniť zrealizovať stanovené ciele vrátané bezpečnosti a rýchlosti, a tak tiež mať zrozumiteľne náklady (predovšetkým časové) na vývoj nastroja. Pri výbere sme porovnali tri najrozšírenejšie programovacie jazyka pre vývoj CLI nástrojov na trhu: Python, C a Rust.</text:span></text:p>
      <text:p text:style-name="P109">Python je najpopulárnejší jazyk na svete, a v jeho hlavné výhody patri rýchlosť vývoja a jednoduchosť jazyka. Ale pri podrobenejšom pohľade sme zistili že je to veľmi pomalý jazyk a programy na ňom máju nízku spoľahlivosť, aj keď zaviesť pravidla na explicitné určenie typov. To je v odpore zrazu z dvoma cieľmi, tak že sme zamietli tento programovací jazyk. </text:p>
      <text:p text:style-name="P109">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78">a zároveň priama práca s operačnou pamäťou, čo môže byť dostatočne nebezpečne pre naše ciele. Nevylúčili sme ten jazyk hneď, ale zamyslely sme sa či nebude posledný jazyk lepší.</text:span></text:p>
      <text:p text:style-name="P110"><text:span text:style-name="T78">Na konci zostal nám Rust. Najmladší zo všetkých </text:span>jazykov<text:span text:style-name="T78">, ponúkol, síce nižšiu než C a C++, ale blízku k ním rýchlosť. Zároveň, pri možnosti optimálnej práce s pamäťou, Rust je úplne pamäťovo bezpečný už na úrovní kompilátora. Pri tom keď že v poslednom čase stáva veľmi populárnym </text:span><text:span text:style-name="T79">na CLI nástroje ma výborný ekosystém na to</text:span><text:span text:style-name="T78">. </text:span><text:span text:style-name="T79">Takým spôsobom Rust bol zvolený ako najoptimálnejší jazyk pre tento projekt.</text:span></text:p>
      <text:list text:continue-numbering="true" text:style-name="WWNum3">
        <text:list-item>
          <text:list>
            <text:list-item>
              <text:list>
                <text:list-item>
                  <text:h text:style-name="P58" text:outline-level="3"><text:bookmark-start text:name="__RefHeading___Toc422396_694957541"/>Vedľajšie technológie<text:bookmark-end text:name="__RefHeading___Toc422396_694957541"/></text:h>
                </text:list-item>
              </text:list>
            </text:list-item>
          </text:list>
        </text:list-item>
      </text:list>
      <text:p text:style-name="P111">Stručne prejdeme vedľajšie technológie. Na prácu z file systémom bol zvolený „fs“ zo štandardnej <text:span text:style-name="T80">balík</text:span>, ako najlepšia multiplatformová voľba. Pre zbieranie vstupných parametrov sme vybrali použil najpopulárnejšiu <text:span text:style-name="T80">balík </text:span><text:span text:style-name="T81">v oblasti CLI nastrojov</text:span> „clap“. Pre l<text:span text:style-name="T80">o</text:span>govacie <text:span text:style-name="T80">účely</text:span> bol zvolený <text:s/>log, ktorý s<text:span text:style-name="T80">íce sa</text:span> obyčajne používa sa vo <text:span text:style-name="T80">väčších logovacích balíkoch, ale vystačil pre naše účely. Ako VCS bol zvolený git, ako štandardná voľba.</text:span></text:p>
      <text:list text:continue-numbering="true" text:style-name="WWNum3">
        <text:list-item>
          <text:list>
            <text:list-item>
              <text:h text:style-name="P58" text:outline-level="2"><text:bookmark-start text:name="__RefHeading___Toc422398_694957541"/><text:soft-page-break/>Založenie repozitára a základná štruktúra<text:bookmark-end text:name="__RefHeading___Toc422398_694957541"/></text:h>
            </text:list-item>
          </text:list>
        </text:list-item>
      </text:list>
      <text:p text:style-name="P112"><text:span text:style-name="T82">Po výbere </text:span><text:span text:style-name="T83">technológii sme začali robiť základ pre projekt, ktorý bol by ľahko š</text:span>kálovate<text:span text:style-name="T84">l</text:span>ný<text:span text:style-name="T83">. Prvým </text:span><text:span text:style-name="T85">krokom </text:span><text:span text:style-name="T84">bolo založenie repozitára git a publikácia jeho vzdialenej verzii na platforme GitHub. Ďalej, po inicializácii nového projektu Rust cez cargo, pridali sme závislosti. Pre každú závislosť bola zvolená posledná stabilná verzia bez bezpečnostných rizík. Bezpečnosť bola overená cez cargo audit. Tak tiež záv</text:span><text:span text:style-name="T86">i</text:span><text:span text:style-name="T84">slosti sa pridávali z minimálne možným množstvom voliteľných nastavení, aby finálna veľkosť nastroja nebola zbytočne veľká.</text:span></text:p>
      <text:p text:style-name="P113">Základná štruktúra musí umožňovať ľahké pridané príkazov. Bolo rozhodnute že nastroj bude mať minimálnu interaktivitu – keď je to možno, všetke vstupy sa budu zadávať ako parametre spustenia nastroja, po čom nastroj overi vstupy, vykoná presne zadanú úlohu a ukonči svoju prácu. To zodpovedá klasickému správaniu CLI nástrojov – jedna úloha zodpovedá jednému spusteniu nastroja. </text:p>
      <text:p text:style-name="P113">Na tom to základe vznikla štruktúra „<text:span text:style-name="T87">Cli“</text:span>, ktorá ukladala a validovala v sebe všetke vstupy a ukladala potrebné globálne dáta. Aby štruktúra bola škalovatelnou, hlavným polom sa stal enum „<text:span text:style-name="T87">C</text:span>ommand“, <text:span text:style-name="T87">ktorý obsahuje rôzne príkazy ktoré sa dajú postupne pridávať. Pritom každá varianta obsahuje metódu na spustenie, ktorá vždy príma „Cli“ ako jediný parameter.</text:span></text:p>
      <text:list text:continue-numbering="true" text:style-name="WWNum3">
        <text:list-item>
          <text:list>
            <text:list-item>
              <text:h text:style-name="P58" text:outline-level="2"><text:bookmark-start text:name="__RefHeading___Toc422400_694957541"/>Všeobecné opatrenia<text:bookmark-end text:name="__RefHeading___Toc422400_694957541"/></text:h>
            </text:list-item>
          </text:list>
        </text:list-item>
      </text:list>
      <text:p text:style-name="P114">V priebehu vývoja nastroja viac krát sa opakovali rovnaké kroky alebo celkovo sa dodržovali konvencii stanovené na začiatku, preto v tejto kapitole budu pomenované všeobecne postupy, a to konkrétne: odchytávanie chyb, logovanie, optimalizácie a zabezpečenie bezpečnosti.</text:p>
      <text:list text:continue-numbering="true" text:style-name="WWNum3">
        <text:list-item>
          <text:list>
            <text:list-item>
              <text:list>
                <text:list-item>
                  <text:h text:style-name="P58" text:outline-level="3"><text:bookmark-start text:name="__RefHeading___Toc422402_694957541"/>Odchytávanie chyb<text:bookmark-end text:name="__RefHeading___Toc422402_694957541"/></text:h>
                </text:list-item>
              </text:list>
            </text:list-item>
          </text:list>
        </text:list-item>
      </text:list>
      <text:p text:style-name="P114">Tento krok je súčasťou zabezpečenia bezpečnosti a spoľahlivosti nastroja. Väčšinu prace tu rieši samotná koncepcia Rust, ktorá núti nás priamo vyjadrovať sa ku každému momentu v ktorom operácia môže zlyhať. <text:span text:style-name="T88">[6]</text:span></text:p>
      <text:p text:style-name="P115">Priame vyjadrenie bolo zrealizované rovnako na všetkých miestach. <text:span text:style-name="T89">Všetke chiba sa odchytávajú pomocou balíku „anyhow“, ktorý ukladá ich v sebe v podobe netypovaných reťazcov. Keď chýba podľa názoru metódy není kritická, vykonajú sa podla potreby nejaké operácie a program pokračuje. Keď chyba je kritická, alebo metóda nevie o tom posúdiť, vráti chybu svojmu rodičovi, ktorý opakuje túto logiku, s tým že môže pridať </text:span><text:soft-page-break/><text:span text:style-name="T89">chybe svoje kontexte. Takým spôsobom kritická chyba vždy skončí v hlavnej metóde programu, ktorý ju z</text:span><text:span text:style-name="T90">a</text:span><text:span text:style-name="T89">loguje a bezpečne ukončí program. </text:span></text:p>
      <text:list xml:id="list162719994712824" text:continue-numbering="true" text:style-name="WWNum3">
        <text:list-item>
          <text:list>
            <text:list-item>
              <text:list>
                <text:list-item>
                  <text:h text:style-name="P116" text:outline-level="3"><text:bookmark-start text:name="__RefHeading___Toc422404_694957541"/>Logovanie<text:bookmark-end text:name="__RefHeading___Toc422404_694957541"/></text:h>
                </text:list-item>
              </text:list>
            </text:list-item>
          </text:list>
        </text:list-item>
      </text:list>
      <text:p text:style-name="P117">Každý objekt, ktorý sa priamo vypisuje, realizuje kontrakt „Display“, ktorý je dostatočnou podmienkou pre logovanie cez štandardné výpisy do konzole. Logované v svojom rade je rozdelené na tri vrstvy, <text:span text:style-name="T91">aby umožniť bezpečnostné opatrenia, medzi ktoré patrí možnosť sledovania akci</text:span><text:span text:style-name="T92">i</text:span><text:span text:style-name="T91"> nastroja alebo diagnostika. </text:span><text:span text:style-name="T92">Možne vrstvy, ktoré </text:span>používateľ vie zapnúť parametrami <text:span text:style-name="T92">nastroja</text:span>:</text:p>
      <text:list text:style-name="L6">
        <text:list-item>
          <text:p text:style-name="P118">„Info“ – minimálne možná vrstva, ktorá je predvolanou.</text:p>
        </text:list-item>
        <text:list-item>
          <text:p text:style-name="P118">„Debug“ – v procese vykonania, nastroj bude informovať o tom aké akcie ide vykonať.</text:p>
        </text:list-item>
        <text:list-item>
          <text:p text:style-name="P118">„Trace“ – podrobný výpis informácii behu programu, vrátane vnútorného stavu nastroja.</text:p>
        </text:list-item>
      </text:list>
      <text:list xml:id="list162720134607599" text:continue-list="list162719994712824" text:style-name="WWNum3">
        <text:list-item>
          <text:list>
            <text:list-item>
              <text:list>
                <text:list-item>
                  <text:h text:style-name="P119" text:outline-level="3"><text:bookmark-start text:name="__RefHeading___Toc422406_694957541"/>Optimalizácie<text:bookmark-end text:name="__RefHeading___Toc422406_694957541"/></text:h>
                </text:list-item>
              </text:list>
            </text:list-item>
          </text:list>
        </text:list-item>
      </text:list>
      <text:p text:style-name="P120">Niektoré optimalizácie spočívajú v realizácie konkrétnych metód, ale v celom programe bol<text:span text:style-name="T93">i</text:span> dodržané pravidla, <text:span text:style-name="T94">ktoré zabezpečili väčšinu optimalizácií</text:span>:</text:p>
      <text:list text:style-name="L7">
        <text:list-item>
          <text:p text:style-name="P121">Všade kde je to možné, preferovať alokovanie pamäte na stack namiesto heap.</text:p>
        </text:list-item>
        <text:list-item>
          <text:p text:style-name="P121">Nevytvárať nové kópie dát na heap, namiesto toho použiť referenciu na ne.</text:p>
        </text:list-item>
        <text:list-item>
          <text:p text:style-name="P121">Všetke nepotrebné dáta máju byť v najskoršom čase uvoľnene.</text:p>
        </text:list-item>
        <text:list-item>
          <text:p text:style-name="P122">Použivať „lenivé“ iterácie namiesto <text:span text:style-name="T94">priameho iterovania.</text:span></text:p>
        </text:list-item>
      </text:list>
      <text:list text:continue-list="list162720134607599" text:style-name="WWNum3">
        <text:list-item>
          <text:list>
            <text:list-item>
              <text:list>
                <text:list-item>
                  <text:h text:style-name="P123" text:outline-level="3"><text:bookmark-start text:name="__RefHeading___Toc422408_694957541"/>Zabezpečenie spoľahlivosti<text:bookmark-end text:name="__RefHeading___Toc422408_694957541"/></text:h>
                </text:list-item>
              </text:list>
            </text:list-item>
          </text:list>
        </text:list-item>
      </text:list>
      <text:p text:style-name="P124">Hlavným zdrojom zraniteľnosti a havárií je samotný autor kódu, ktorý rátal s tým že kód sa bude správať inak, alebo nerátal z nejakou vlastnosťou toho kódu. </text:p>
      <text:p text:style-name="P125">Pre vylúčenie väčšiny takých prípadov pri vývoje nastroja bol<text:span text:style-name="T95">i napísane tak zváne </text:span>modulové test<text:span text:style-name="T95">y – testy na konkrétne metódy</text:span>. <text:span text:style-name="T95">Pre každú</text:span> metóda ktorá <text:span text:style-name="T95">obsahuje v sebe logiku alebo algoritmus boli napísane testy. Samotné testy a kód potrebný pre nich je konfiguračné oddelený <text:s/>od bežného kódu, aby sa ne pridával do výsledného balíku pri finálnej kompilácie. Tak tiež testy sa ne pridávajú pre balíky kompilované pre platformu Windows. Kód priamo neobsahuje závislú od operačného systému logiku. Špecifické operácie sa nachádzajú v </text:span><text:span text:style-name="T96">kóde testov, a zavádzanie multiplatformosti v nich malo by veľké náklady za tak mer žiadne zvýšenie spoľahlivosti kódu, keď že multiplatformovosť </text:span><text:soft-page-break/><text:span text:style-name="T96">kódu ktorý pracuje z súborovým systémom je otestovaná priamo v balíku ktorý na to bol použitý. </text:span><text:span text:style-name="T95">Samozrejme bolo vykonané aj menej spoľahlivé manuálne testovanie nastroja. </text:span><text:span text:style-name="T81">[7]</text:span><text:span text:style-name="T95"> </text:span></text:p>
      <text:p text:style-name="P126">Okrem toho počas vývoja pomocou nastroja „clippy“ sa overovalo to, že žiadna chyba neprechádza priamo k operačnému systému, namiesto toho aby prejsť cez naprogramované odchytávanie chýb, čo garantuje správne ukončenia práce nastroja aj v prípade vyskytnutia chyb. <text:s/><text:span text:style-name="T97"><text:s/></text:span></text:p>
      <text:list text:continue-numbering="true" text:style-name="WWNum3">
        <text:list-item>
          <text:list>
            <text:list-item>
              <text:h text:style-name="P127" text:outline-level="2"><text:bookmark-start text:name="__RefHeading___Toc422410_694957541"/>Implementácia <text:span text:style-name="T98">hromadných operácii</text:span><text:bookmark-end text:name="__RefHeading___Toc422410_694957541"/></text:h>
            </text:list-item>
          </text:list>
        </text:list-item>
      </text:list>
      <text:p text:style-name="P128">V tomto kroku sa pridala kľúčová logika pre nastroj – trieda ktorá <text:span text:style-name="T98">umožňuje vykonať akcie nad všetkými súbormi </text:span><text:s/><text:span text:style-name="T98">v adresáre - „</text:span><text:span text:style-name="T99">FileList</text:span><text:span text:style-name="T98">“. </text:span></text:p>
      <text:p text:style-name="P128"><text:span text:style-name="T98">Pri implementáci</text:span><text:span text:style-name="T100">e</text:span><text:span text:style-name="T98"> sa rozhodovalo medzi DFS BSF stratégiou vyhľadávania, ktoré máju veľmi podobne vlasti </text:span><text:span text:style-name="T100">a sú optimálnym spôsobom prechádzania všetkých súborov v priečinku</text:span><text:span text:style-name="T98">. </text:span><text:span text:style-name="T100">V</text:span><text:span text:style-name="T98"> kon</text:span><text:span text:style-name="T100">e</text:span><text:span text:style-name="T98">čn</text:span><text:span text:style-name="T100">o</text:span><text:span text:style-name="T98">m dôsledku bola zvolená DFS stratégia, s dôvodu že </text:span><text:span text:style-name="T100">jedna z troch</text:span><text:span text:style-name="T98"> operáci</text:span><text:span text:style-name="T100">i</text:span><text:span text:style-name="T98"> pravdepodobne sa bud</text:span><text:span text:style-name="T100">e</text:span><text:span text:style-name="T98"> č</text:span><text:span text:style-name="T100">a</text:span><text:span text:style-name="T98">stejšie <text:s/>použivať na priečinkoch ktoré nemajú kritické pre stratégiu hniezdenie, </text:span><text:span text:style-name="T100">keď že v praxi sortovanie nepoužíva sa na blízkom ku koreňu adresári. Pritom všetke tri operácie sa môžu často využívať v adresároch s veľkým množstvom prvkov, čo je neprijemne pre BSF. Dôležite však je nie konkrétna s tých dvoch stratégii, keď že reálny rozdiel je zanedbateľní, ale to že <text:s/>sa použili pravé tieto najoptimálnejšie stratégie. [2]</text:span></text:p>
      <text:p text:style-name="P129">Š<text:span text:style-name="T100">truktúra bola optimalizovaná takým spôsobom, že ona vracia informácie iba o prvom súbore, a zapamätáva svoju pozíciu v priečinku. Štruktúra je určená na iterovanie, ktoré postupne bude vracať prvky, nad ktorými sa bude dat vykonať akcie. Takým spôsobom bude prejdene všetke prvky bez toho aby </text:span><text:span text:style-name="T99">zbierať veľké množstvo dát. </text:span></text:p>
      <text:p text:style-name="P130">Okrem toho štruktúra ma nastavenia na to, či ma rátať zo skrytými súbormi, a či vyhľadávanie ma byť rekurzívne. Druhé nastavenie umožňuje to aby sa na základe tejto štruktúry dalo spraviť prispôsobene BFS vyhľadávanie, čo bolo neskor použite.</text:p>
      <text:p text:style-name="P130"/>
      <text:list xml:id="list162718438931931" text:continue-numbering="true" text:style-name="WWNum3">
        <text:list-item>
          <text:list>
            <text:list-item>
              <text:h text:style-name="P131" text:outline-level="2"><text:bookmark-start text:name="__RefHeading___Toc422412_694957541"/>Implementácia <text:span text:style-name="T99">vyhľadávania</text:span><text:bookmark-end text:name="__RefHeading___Toc422412_694957541"/></text:h>
            </text:list-item>
          </text:list>
        </text:list-item>
      </text:list>
      <text:p text:style-name="P130">S triedou „FileList“ väčšia časť vyhľadávania bola už spravená. <text:s/>Zostala iba spraviť mechanizmus na overovanie toho či sa pred nami nachádza súbor ktorý hľadáme. Podmienky však musia byť ľahko škalovatelné a treba vyhnúť sa duplicite kódu. Preto bol vymyslený najkomplikovanejší v nástroje mechanizmu<text:span text:style-name="T101">s</text:span>. <text:span text:style-name="T101">Spravili sa tri kontrakty:</text:span></text:p>
      <text:list text:style-name="L8">
        <text:list-item>
          <text:p text:style-name="P132"><text:soft-page-break/>Extraktor – získava potrebnú hodnotu z metá dáta súboru</text:p>
        </text:list-item>
        <text:list-item>
          <text:p text:style-name="P132">Filter – určuje či porovnávame získanú hodnotu priamo alebo pomocou regexu</text:p>
        </text:list-item>
        <text:list-item>
          <text:p text:style-name="P132">FileMatcher – spája a kontroluje dva druhé kontrakty</text:p>
        </text:list-item>
      </text:list>
      <text:p text:style-name="P133">Keď tieto kontrakty boli hotové, veľmi rýchlo implementovalo sa vyhľadávanie podľa mena, veľkosti, rozšírenia a dátumu vytvorenia súbora.</text:p>
      <text:list text:continue-list="list162718438931931" text:style-name="WWNum3">
        <text:list-item>
          <text:list>
            <text:list-item>
              <text:h text:style-name="P134" text:outline-level="2"><text:bookmark-start text:name="__RefHeading___Toc422414_694957541"/>Implementácia č<text:span text:style-name="T102">istenia</text:span><text:bookmark-end text:name="__RefHeading___Toc422414_694957541"/></text:h>
            </text:list-item>
          </text:list>
        </text:list-item>
      </text:list>
      <text:p text:style-name="P135">Pri implementácie čistenia hlavnou úlohou bolo iba zadefinovať súbory a adresári, ktoré treba vymazávať a kvalitne otestovať kód, keď že to je veľmi citlivá operácia. Obe úlohy boli rýchlo dokončené.</text:p>
      <text:list text:continue-numbering="true" text:style-name="WWNum3">
        <text:list-item>
          <text:list>
            <text:list-item>
              <text:h text:style-name="P136" text:outline-level="2"><text:bookmark-start text:name="__RefHeading___Toc422416_694957541"/>Implementácia <text:span text:style-name="T103">sortovania</text:span><text:bookmark-end text:name="__RefHeading___Toc422416_694957541"/></text:h>
            </text:list-item>
          </text:list>
        </text:list-item>
      </text:list>
      <text:p text:style-name="P137">Pri sortovaní prístup vyhľadania bol zmenení na BFS a pracou so zozbieraním informácii. Najprv sa zbierajú informácie o súboroch, potom sa sortujú do zoznamu originálnych a cieľových ciest, a len na konci sa presúvajú. Bolo to spravené z dôvodu toho, že pri presune rodičovského priečinku, mení sa aj cesta vnorených súborov. BFS umožnila medzi zmenou hĺbky obnovovať cestu na nové miesto. Zbieranie ciest umožnilo presun všetkých dát spolu, a sortovať vnútri už na novom mieste bez obavy neočakávaných zmien v moment prac nastroja. Implementované to bolo pomocou cyklov z vytvorením ne rekurzívnych tried „FileList“.</text:p>
      <text:p text:style-name="P137">Boli implementované možnosti rekurzívneho a obyčajného sortovania, možnosť presunutia alebo kopírovania zdrojových dát a sortovania podľa rozsahu veľkostí, dátumu vytvorenia alebo rozšírenia (sortovanie podľa mená nemá praktický význam). </text:p>
      <text:list text:continue-numbering="true" text:style-name="WWNum3">
        <text:list-item>
          <text:list>
            <text:list-item>
              <text:h text:style-name="P138" text:outline-level="2"><text:bookmark-start text:name="__RefHeading___Toc422418_694957541"/>Balík a inštalácia<text:bookmark-end text:name="__RefHeading___Toc422418_694957541"/></text:h>
            </text:list-item>
          </text:list>
        </text:list-item>
      </text:list>
      <text:p text:style-name="P139">Po dokončení kódu, boli spravené dva finálne spustiteľné balíky – jeden pre Linux, druhý pre Windows. Tie to balíky boli nahrané na GitHub stránke projektu. Tak tiež bol spravený návod na inštaláciu, ako súčasť repozitára. Návod vysvetľuje ako pridať nastroj do env, a ako spraviť balíky zo zdrojového kódu.</text:p>
      <text:p text:style-name="P140"/>
      <text:list text:continue-numbering="true" text:style-name="WWNum3">
        <text:list-item>
          <text:list>
            <text:list-item>
              <text:h text:style-name="P138" text:outline-level="2"><text:bookmark-start text:name="__RefHeading___Toc422420_694957541"/>Propagácia a údržba<text:bookmark-end text:name="__RefHeading___Toc422420_694957541"/></text:h>
            </text:list-item>
          </text:list>
        </text:list-item>
      </text:list>
      <text:p text:style-name="P141">Tato kapitola opisuje navrhovaný postup toho, ako môže byt realizovaná údržba, rozvoj a dostupnosť nastroja pre používateľov. </text:p>
      <text:list text:continue-numbering="true" text:style-name="WWNum3">
        <text:list-item>
          <text:list>
            <text:list-item>
              <text:list>
                <text:list-item>
                  <text:h text:style-name="P142" text:outline-level="3"><text:bookmark-start text:name="__RefHeading___Toc73452_196045879"/><text:soft-page-break/>Právny rámec<text:bookmark-end text:name="__RefHeading___Toc73452_196045879"/></text:h>
                </text:list-item>
              </text:list>
            </text:list-item>
          </text:list>
        </text:list-item>
      </text:list>
      <text:p text:style-name="P143">Právnickým základom pre softvérový je jeho licencovanie. Vzhľadom na ďalej opísaný propagačný model, bola zvolená licencia MIT, ktorá patri medzi permisívne licencie. Ona umožňuje použivanie, úpravu a ďalšiu distribúciu, vrátane komerčných projektov. Pri distribúcie povinnosť je zachovanie licenčného textu a copyright informatici v kópiách použitého kódu. Pri tom my, ako autori projektu, ne nesieme žiadnu zodpovednosť za stav projektu. Je to jedná z najflexibilnejších licencií, a taký projekt sa klasifikuje ako „open-source“. [8] <text:s/></text:p>
      <text:list text:continue-numbering="true" text:style-name="WWNum3">
        <text:list-item>
          <text:list>
            <text:list-item>
              <text:list>
                <text:list-item>
                  <text:h text:style-name="P142" text:outline-level="3"><text:bookmark-start text:name="__RefHeading___Toc422420_694957541 Copy 1"/>Propagácia projektu<text:bookmark-end text:name="__RefHeading___Toc422420_694957541 Copy 1"/></text:h>
                </text:list-item>
              </text:list>
            </text:list-item>
          </text:list>
        </text:list-item>
      </text:list>
      <text:p text:style-name="P144">Základ propagácie tvorí ľahká dostupnosť a jasná prezentácia projektu. <text:span text:style-name="T104">R</text:span><text:span text:style-name="T105">epozitár musí byť verejným (open-source). Možnosť pozrieť si zdrojový kód projektu tak mer garantuje bezpečnosť projektu, </text:span><text:span text:style-name="T104">lebo </text:span><text:span text:style-name="T105">aký koľvek š</text:span><text:span text:style-name="T104">kodlivý kód je rýchlo oddeliteľný a taký repozitár sa rýchlo blokuje. </text:span><text:span text:style-name="T106">Pre dostupnosť bola vypracovaná dokumentácia pre každý príkaz nástroj, ktorá bola integrovaná do nástroj.</text:span></text:p>
      <text:p text:style-name="P145">Repozitár musí obsahovať návod na inštaláciu projektu a už skompilovaný zo zdrojového kódu program. Skompilovaný program musí mať jasné označenie verzie a operačného systému. Aby verzovanie bolo konzistentným a pochopiteľným, použili sme sémantické verzovanie. Skladá sa s troch čísiel rozdelených bodkami. Prvá verzia signalizuje o nekompatibilných zmenách, druhá o pridaní novej funkcionality kompatibilným spôsobom, a tretia signalizuje o opravách chýb bez pridania nových možnosti. [<text:span text:style-name="T107">9</text:span>]</text:p>
      <text:p text:style-name="P146">Podpora projektu je navrhovaná prostredníctvom GitHub Issue. Tento mechanizmus umožňuje používateľovi priamo v repozitáre informovať o chybe s podrobnými popisom chyby a žiadať o pridanie novej funkcionality. Rozvoj projektu, keď že on je oupen-sorce, sa spolieha na komunitu, ktore vie prispieť kódom prostredníctvom GithHub Pull Requests, v ktorých autori projektu kontrolujú navrhnuté zmení a aplikujú ich. [10]</text:p>
      <text:p text:style-name="P147"/>
      <text:p text:style-name="P148"/>
      <text:p text:style-name="P149"><text:tab/></text:p>
      <text:list text:continue-numbering="true" text:style-name="WWNum3">
        <text:list-item>
          <text:h text:style-name="P150" text:outline-level="1"><text:bookmark-start text:name="__RefHeading___Toc3181_1107819706"/><text:bookmark-start text:name="_Toc179973488"/>Diskusia<text:bookmark-end text:name="__RefHeading___Toc3181_1107819706"/><text:bookmark-end text:name="_Toc179973488"/></text:h>
        </text:list-item>
      </text:list>
      <text:p text:style-name="P151">V d<text:span text:style-name="T108">a</text:span>nej prace bol <text:span text:style-name="T109">navrhnutí a </text:span>vyvinutí CLI nastroj pre organizáciu súborov. Keď že CLI nástrojov existuje veľké množstvo, <text:span text:style-name="T108">vrátane manažovanie súborového systému,</text:span> porovnanie ich z vyvinutím nástrojom <text:span text:style-name="T108">umožni ohodnotiť jeho účelnosť.</text:span></text:p>
      <text:p text:style-name="P152"><text:span text:style-name="T110">Scenár prace zo súborov</text:span><text:span text:style-name="T111">ý</text:span><text:span text:style-name="T110">m systémom, rozdelení na </text:span><text:span text:style-name="T111">vyhľadávanie</text:span><text:span text:style-name="T110"> súborov, ich triedenie a následne čistenie, v Linux sa na</text:span><text:span text:style-name="T111">j</text:span><text:span text:style-name="T110">častejšie výkonová pomo</text:span>účelnosť<text:span text:style-name="T110">cou nástrojov „find“, „mv“, „cp“, „rm“ </text:span><text:span text:style-name="T112">a ich kombináciami.</text:span><text:span text:style-name="T110"> Kombinovanie takých </text:span><text:span text:style-name="T111">nástrojov</text:span><text:span text:style-name="T110"> umožňuje pokrytie obrovského množstva scenárov. </text:span><text:span text:style-name="T112">Používateľ v podstate vytvára s príkazov svoj malý program.</text:span><text:span text:style-name="T110"> Nevýhodou toho však je ťažkosť použitia. </text:span><text:span text:style-name="T112">Po prvé, </text:span><text:span text:style-name="T113">pre</text:span><text:span text:style-name="T112"> vytváraní takých </text:span><text:span text:style-name="T113">príkazov sú potrebné pokročilé vedomosti v prace z CLI nástrojmi</text:span><text:span text:style-name="T110">. </text:span><text:span text:style-name="T113">Po druhe, pri dlhých príkazoch je možne ľahko spraviť chybu, čo hlavne pri čistení má veľmi nepríjemné dopady. </text:span><text:span text:style-name="T110"><text:s/></text:span><text:span text:style-name="T113">Filozofiou takých nástrojov v podstate je klasicky pre Linux prístup – za cenu ľahkosti použitia dostať čo najširšie možnosti ovládania systémom.</text:span></text:p>
      <text:p text:style-name="P153"><text:span text:style-name="T111">N</text:span><text:span text:style-name="T110">aš nastroj </text:span><text:span text:style-name="T113">na druhej strane ponúka veľmi jednoduchú syntax a použitie, </text:span><text:span text:style-name="T114">keď že realizuje v sebe celý spomenutý cyklus práce s súborovým systémom</text:span><text:span text:style-name="T113">. Cenou za to je pokrytie iba hlavných scenárov. Je to opačný prístup, kde ľahkosť použitia sa váži viac než možnosť vykonať ľubovolnú logiku. Síce je to menej typický pre Linux prístup, podľa nás hlav</text:span><text:span text:style-name="T114">nou jeho filozofiou možnosť prispôsobenia operačného systému svojim požiadavkám. Požiadavka jednoduchosti pripadá nám ako realistická, hlavne pri prechodné na Linux z iných operačných systémov, kde CLI <text:s/>není tak široko použivaný. Existujúcu do konca cele distribúcie, orientované na minimalizmus a jednoduchosť, <text:s/>ako napríklad Ubuntu a Mint. </text:span><text:span text:style-name="T115">Na tomto základe si myslime že nastroj je účelný.</text:span></text:p>
      <text:list text:continue-numbering="true" text:style-name="WWNum3">
        <text:list-item>
          <text:h text:style-name="P150" text:outline-level="1"><text:bookmark-start text:name="__RefHeading___Toc3183_1107819706"/><text:bookmark-start text:name="_Toc179973489"/>Závery práce<text:bookmark-end text:name="__RefHeading___Toc3183_1107819706"/><text:bookmark-end text:name="_Toc179973489"/></text:h>
        </text:list-item>
      </text:list>
      <text:p text:style-name="text"/>
      <text:p text:style-name="P154"><text:span text:style-name="T110">V </text:span><text:span text:style-name="T116">rámci</text:span><text:span text:style-name="T110"> prace bol </text:span><text:span text:style-name="T116">navrhnutí a </text:span><text:span text:style-name="T110">vyvinutí CLI nastroj pre organizáciu súborov v adresári. </text:span><text:span text:style-name="T116">Nastroj mal byť</text:span><text:span text:style-name="T110"> orientovaný na ľahkosť použitia, rýchlosť a bezpečnosť. </text:span></text:p>
      <text:p text:style-name="P155">Jednou z hlavných úloh bola dekompozícia hlavného cieľu na vyplývajúce z praktických scenárov <text:s/>operácie na organizáciu súborov. V konečnom dôsledku boli implementované príkazy na 3 operácie – vyhľadávanie, sortovanie a inteligentné čistenie. <text:span text:style-name="T117">Taký výber tvori uzavretú sadu operácii, ktoré umožňujú organizáciu súborov ale neprerastajú do samostatného súborového manažéru, čo zodpovedá stanovenom cieľu.</text:span></text:p>
      <text:p text:style-name="P155"><text:span text:style-name="T117">Jednoduchosť použitia bola zrealizovaná pomocou spomenutou obmedzenou sadov operácií, jednoduchou syntaxov vysvetlenou v integrovanej dokumentácie a prehľadnou stránkou repozitára.</text:span></text:p>
      <text:p text:style-name="P156">Podmienka rýchlosti bolo zabezpečená optimalizačnými opatreniamy, medzi ktore patrí: vyber vhodného programovacieho jazyka, optimálne algoritmy prehliadania adresára <text:s/>a zmysluplný práca s pamäťou. </text:p>
      <text:p text:style-name="P157">Bezpečnosť predovšetkým sa vnímala ako očakávané správanie programu. Preto všetke kľúčové miesta boli pokrytí modulovými testami. Pre kontrolu programu a jeho diagnostiku pre všetke príkazy boli zrealizované 3 úrovne logovania. Tak tiež, ako garancia toho že v kóde sa nenachádza škodlivý kód, zdrojové súbory boli zverejnené na stránke repozitára.<text:bookmark-start text:name="_Toc179973491"/></text:p>
      <text:list text:continue-numbering="true" text:style-name="WWNum3">
        <text:list-item>
          <text:h text:style-name="P158" text:outline-level="1"><text:bookmark-start text:name="__RefHeading___Toc3187_1107819706"/>Zoznam použitej literatúry<text:bookmark-end text:name="__RefHeading___Toc3187_1107819706"/><text:bookmark-end text:name="_Toc179973491"/></text:h>
        </text:list-item>
      </text:list>
      <text:p text:style-name="P159"><text:span text:style-name="T118">[1] </text:span><text:span text:style-name="Emphasis"><text:span text:style-name="T118">SHOTTS, William. The Linux Command Line. Fifth Internet Edition [online]. [S.l.]: LinuxCommand.org, 2019 [cit. 2026-02-18]. </text:span></text:span><text:span text:style-name="Emphasis"><text:span text:style-name="T119">Dostupne na internete</text:span></text:span><text:span text:style-name="Emphasis"><text:span text:style-name="T118">: </text:span></text:span></text:p>
      <text:p text:style-name="P160"><text:span text:style-name="Emphasis"><text:span text:style-name="T118">&lt;https://openlab.citytech.cuny.edu/emt2390l/files/2020/03/The-Linux-Command-Line-Book-5th-Edition.pdf&gt;</text:span></text:span></text:p>
      <text:p text:style-name="P161">[2] MORIN, Pat. Open Data Structures (in C++) [online]. [S.l.]: Open Data Structures, 2013 [cit. 2026-02-18]. Dostupne na internete:<text:line-break/>&lt;https://opendatastructures.org/versions/edition-0.1c/ods-cpp.pdf&gt;</text:p>
      <text:p text:style-name="P162">[3] FREE SOFTWARE FOUNDATION, Inc. GNU Grep: Print lines that match patterns. Version 3.12, 2 January 2025 [online]. [S.l.]: Free Software Foundation, Inc., 2025 [cit. 2026-02-18]. Dostupne na internete:<text:line-break/>&lt;https://www.gnu.org/s/grep/manual/grep.pdf&gt;</text:p>
      <text:p text:style-name="P163"><text:span text:style-name="T118">[4] LSB Workgroup, The Linux Foundation. </text:span><text:span text:style-name="Emphasis"><text:span text:style-name="T118">Filesystem Hierarchy Standard</text:span></text:span><text:span text:style-name="T118">. Version 3.0 [online]. [S.l.]: The Linux Foundation, 2015-03-19 [cit. 2026-02-18]. Dostupne na internete:<text:line-break/>&lt;https://refspecs.linuxfoundation.org/FHS_3.0/fhs-3.0.pdf&gt;</text:span></text:p>
      <text:p text:style-name="P164">[5] CHACON, Scott a STRAUB, Ben. Pro Git. 2nd Edition [online]. [S.l.]: Apress, 2014 [cit. 2026-02-19]. Dostupne na internete:<text:line-break/>&lt;https://git-scm.com/book/en/v2&gt;</text:p>
      <text:p text:style-name="P165">[6] KLÁBNIK, Steve a NICHOLS, Carol. The Rust Programming Language [online]. [S.l.]: Rust Project Developers, n.d. [cit. 2026-02-19]. Dostupne na internete:<text:line-break/>&lt;https://doc.rust-lang.org/book/&gt;</text:p>
      <text:p text:style-name="P166"><text:span text:style-name="T120">[</text:span><text:span text:style-name="T121">7</text:span><text:span text:style-name="T120">] THE RUST PROJECT DEVELOPERS. Module std::fs — Rust Standard Library [online]. [S.l.]: The Rust Project Developers, 2026-02-11 [cit. 2026-02-20]. Dostupne na internete:<text:line-break/>&lt;https://doc.rust-lang.org/std/fs/&gt;</text:span></text:p>
      <text:p text:style-name="P167"><text:span text:style-name="T120">[</text:span><text:span text:style-name="T122">8</text:span><text:span text:style-name="T120">] OPEN SOURCE INITIATIVE. The MIT License [online]. [S.l.]: Open Source Initiative, n.d. [cit. 2026-02-21]. Dostupne na internete:<text:line-break/>&lt;https://opensource.org/license/mit&gt;</text:span></text:p>
      <text:p text:style-name="P168"><text:soft-page-break/><text:span text:style-name="T118">[9] SEMVER.ORG. Semantic Versioning 2.0.0 [online]. [S.l.]: semver.org, n.d. [cit. 2026-02-21]. Dostupne na internete:<text:line-break/>&lt;https://semver.org/&gt;</text:span></text:p>
      <text:p text:style-name="P169">[<text:span text:style-name="T107">10</text:span>] GITHUB, Inc. About issue and pull request templates [online]. [S.l.]: GitHub Docs, n.d. [cit. 2026-02-21]. Dostupne na internete:<text:line-break/>&lt;https://docs.github.com/en/communities/using-templates-to-encourage-useful-issues-and-pull-requests/about-issue-and-pull-request-templat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Podkapitola" style:family="paragraph" style:parent-style-name="Kapitoly" style:default-outline-level="2" style:list-style-name="Numbering_20_123"/>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4</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41</meta:editing-cycles>
    <meta:creation-date>2024-10-15T07:50:00</meta:creation-date>
    <dc:date>2026-02-21T16:26:34.761237268</dc:date>
    <meta:editing-duration>P1DT17H9M35S</meta:editing-duration>
    <meta:generator>LibreOffice/25.8.5.2$Linux_X86_64 LibreOffice_project/580$Build-2</meta:generator>
    <meta:document-statistic meta:table-count="0" meta:image-count="0" meta:object-count="0" meta:page-count="30" meta:paragraph-count="265" meta:word-count="5620" meta:character-count="39412" meta:non-whitespace-character-count="33980"/>
    <meta:user-defined meta:name="AppVersion">16.0000</meta:user-defined>
    <meta:user-defined meta:name="ContentTypeId">0x010100FF914F332154174D803A7B644D03395C</meta:user-defined>
    <meta:template xlink:type="simple" xlink:actuate="onRequest" xlink:title="Normal.dotm" xlink:href=""/>
  </office:meta>
</office:document-meta>
</file>